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adornments="Standard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86cm"/>
    </style:style>
    <style:style style:name="co3" style:family="table-column">
      <style:table-column-properties fo:break-before="auto" style:column-width="1.501cm"/>
    </style:style>
    <style:style style:name="co4" style:family="table-column">
      <style:table-column-properties fo:break-before="auto" style:column-width="1.392cm"/>
    </style:style>
    <style:style style:name="co5" style:family="table-column">
      <style:table-column-properties fo:break-before="auto" style:column-width="1.468cm"/>
    </style:style>
    <style:style style:name="co6" style:family="table-column">
      <style:table-column-properties fo:break-before="auto" style:column-width="1.199cm"/>
    </style:style>
    <style:style style:name="co7" style:family="table-column">
      <style:table-column-properties fo:break-before="auto" style:column-width="1.7cm"/>
    </style:style>
    <style:style style:name="co8" style:family="table-column">
      <style:table-column-properties fo:break-before="auto" style:column-width="1.725cm"/>
    </style:style>
    <style:style style:name="co10" style:family="table-column">
      <style:table-column-properties fo:break-before="auto" style:column-width="1.919cm"/>
    </style:style>
    <style:style style:name="co11" style:family="table-column">
      <style:table-column-properties fo:break-before="auto" style:column-width="1.475cm"/>
    </style:style>
    <style:style style:name="co12" style:family="table-column">
      <style:table-column-properties fo:break-before="auto" style:column-width="1.38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8000" number:language="en" number:country="GB">
      <number:number number:min-integer-digits="1"/>
    </number:number-style>
    <number:number-style style:name="N8002" number:language="en" number:country="GB">
      <number:number number:decimal-places="2" number:min-integer-digits="1"/>
    </number:number-style>
    <number:percentage-style style:name="N8011" number:language="en" number:country="GB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none" fo:border-left="0.002cm solid #000000" fo:border-right="0.002cm solid #000000" fo:border-top="none"/>
    </style:style>
    <style:style style:name="ce9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12" style:family="table-cell" style:parent-style-name="Default" style:data-style-name="N8000">
      <style:table-cell-properties fo:border-bottom="none" style:text-align-source="fix" style:repeat-content="false" fo:border-left="0.002cm solid #000000" fo:border-right="none" fo:border-top="none"/>
      <style:paragraph-properties fo:text-align="center"/>
    </style:style>
    <style:style style:name="ce13" style:family="table-cell" style:parent-style-name="Default" style:data-style-name="N8000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</style:style>
    <style:style style:name="ce14" style:family="table-cell" style:parent-style-name="Default" style:data-style-name="N8000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80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 style:data-style-name="N2">
      <style:table-cell-properties style:text-align-source="fix" style:repeat-content="false" fo:border="none"/>
      <style:paragraph-properties fo:text-align="center"/>
    </style:style>
    <style:style style:name="ce17" style:family="table-cell" style:parent-style-name="Default" style:data-style-name="N2">
      <style:table-cell-properties style:text-align-source="fix" style:repeat-content="false" fo:border="0.002cm solid #000000"/>
      <style:paragraph-properties fo:text-align="center"/>
    </style:style>
    <style:style style:name="ce18" style:family="table-cell" style:parent-style-name="Default" style:data-style-name="N8000">
      <style:table-cell-properties fo:border-bottom="none" style:text-align-source="fix" style:repeat-content="false" fo:border-left="none" fo:border-right="0.002cm solid #000000" fo:border-top="none"/>
      <style:paragraph-properties fo:text-align="center"/>
    </style:style>
    <style:style style:name="ce19" style:family="table-cell" style:parent-style-name="Default" style:data-style-name="N8002">
      <style:table-cell-properties fo:border-bottom="none" style:text-align-source="fix" style:repeat-content="false" fo:border-left="none" fo:border-right="0.002cm solid #000000" fo:border-top="none"/>
      <style:paragraph-properties fo:text-align="center"/>
    </style:style>
    <style:style style:name="ce20" style:family="table-cell" style:parent-style-name="Default" style:data-style-name="N8002">
      <style:table-cell-properties fo:border-bottom="0.002cm solid #000000" style:text-align-source="fix" style:repeat-content="false" fo:border-left="none" fo:border-right="0.002cm solid #000000" fo:border-top="none"/>
      <style:paragraph-properties fo:text-align="center"/>
    </style:style>
    <style:style style:name="ce21" style:family="table-cell" style:parent-style-name="Default" style:data-style-name="N80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22" style:family="table-cell" style:parent-style-name="Default" style:data-style-name="N8002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23" style:family="table-cell" style:parent-style-name="Default" style:data-style-name="N8000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24" style:family="table-cell" style:parent-style-name="Default" style:data-style-name="N8002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25" style:family="table-cell" style:parent-style-name="Default" style:data-style-name="N108">
      <style:table-cell-properties style:text-align-source="fix" style:repeat-content="false" fo:border="0.002cm solid #000000"/>
      <style:paragraph-properties fo:text-align="center"/>
    </style:style>
    <style:style style:name="ce26" style:family="table-cell" style:parent-style-name="Default" style:data-style-name="N8002">
      <style:table-cell-properties style:text-align-source="fix" style:repeat-content="false"/>
      <style:paragraph-properties fo:text-align="center"/>
    </style:style>
    <style:style style:name="ce27" style:family="table-cell" style:parent-style-name="Default" style:data-style-name="N8002">
      <style:table-cell-properties fo:border-bottom="0.002cm solid #000000" style:text-align-source="fix" style:repeat-content="false" fo:border-left="none" fo:border-right="none" fo:border-top="none"/>
      <style:paragraph-properties fo:text-align="center"/>
    </style:style>
    <style:style style:name="ce28" style:family="table-cell" style:parent-style-name="Default" style:data-style-name="N8002">
      <style:table-cell-properties style:text-align-source="fix" style:repeat-content="false" fo:border="none"/>
      <style:paragraph-properties fo:text-align="center"/>
    </style:style>
    <style:style style:name="ce29" style:family="table-cell" style:parent-style-name="Default" style:data-style-name="N8002">
      <style:table-cell-properties fo:border-bottom="none" style:text-align-source="fix" style:repeat-content="false" fo:border-left="0.002cm solid #000000" fo:border-right="none" fo:border-top="none"/>
      <style:paragraph-properties fo:text-align="center"/>
    </style:style>
    <style:style style:name="ce30" style:family="table-cell" style:parent-style-name="Default" style:data-style-name="N8002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</style:style>
    <style:style style:name="ce31" style:family="table-cell" style:parent-style-name="Default" style:data-style-name="N108">
      <style:table-cell-properties fo:border-bottom="none" style:text-align-source="fix" style:repeat-content="false" fo:border-left="none" fo:border-right="0.002cm solid #000000" fo:border-top="none"/>
      <style:paragraph-properties fo:text-align="center"/>
    </style:style>
    <style:style style:name="ce32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/>
      <style:paragraph-properties fo:text-align="center"/>
    </style:style>
    <style:style style:name="ce33" style:family="table-cell" style:parent-style-name="Wenn_20_in_20_Detektorbereich" style:data-style-name="N8011">
      <style:table-cell-properties fo:background-color="#ffffff" style:text-align-source="fix" style:repeat-content="false"/>
      <style:paragraph-properties fo:text-align="center"/>
      <style:map style:condition="cell-content-is-between(0.1,0.9)" style:apply-style-name="Wenn_20_in_20_Detektorbereich" style:base-cell-address="Tabelle1.Q50"/>
      <style:map style:condition="cell-content-is-not-between(0.05,0.95)" style:apply-style-name="Wenn_20_nicht_20_Detektorbereich" style:base-cell-address="Tabelle1.Q50"/>
      <style:map style:condition="cell-content-is-between(0.05,0.95)" style:apply-style-name="Unbenannt1" style:base-cell-address="Tabelle1.Q50"/>
    </style:style>
    <style:style style:name="ce34" style:family="table-cell" style:parent-style-name="Wenn_20_in_20_Detektorbereich" style:data-style-name="N8011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center"/>
      <style:map style:condition="cell-content-is-between(0.1,0.9)" style:apply-style-name="Wenn_20_in_20_Detektorbereich" style:base-cell-address="Tabelle1.Q50"/>
      <style:map style:condition="cell-content-is-not-between(0.05,0.95)" style:apply-style-name="Wenn_20_nicht_20_Detektorbereich" style:base-cell-address="Tabelle1.Q50"/>
      <style:map style:condition="cell-content-is-between(0.05,0.95)" style:apply-style-name="Unbenannt1" style:base-cell-address="Tabelle1.Q50"/>
    </style:style>
    <style:style style:name="ce3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36" style:family="table-cell" style:parent-style-name="Default" style:data-style-name="N109">
      <style:table-cell-properties style:text-align-source="fix" style:repeat-content="false" fo:border="0.002cm solid #000000"/>
      <style:paragraph-properties fo:text-align="center"/>
    </style:style>
    <style:style style:name="ce37" style:family="table-cell" style:parent-style-name="Default">
      <style:table-cell-properties fo:border-bottom="0.002cm solid #000000" fo:border-left="none" fo:border-right="none" fo:border-top="0.002cm solid #000000"/>
    </style:style>
    <style:style style:name="ce38" style:family="table-cell" style:parent-style-name="Default">
      <style:table-cell-properties fo:border="none"/>
    </style:style>
    <style:style style:name="ce39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40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41" style:family="table-cell" style:parent-style-name="Default">
      <style:table-cell-properties fo:border-bottom="none" fo:border-left="none" fo:border-right="0.002cm solid #000000" fo:border-top="none"/>
    </style:style>
    <style:style style:name="ce42" style:family="table-cell" style:parent-style-name="Wenn_20_in_20_Detektorbereich" style:data-style-name="N8011">
      <style:table-cell-properties fo:border-bottom="none" fo:background-color="#ffffff" style:text-align-source="fix" style:repeat-content="false" fo:border-left="none" fo:border-right="0.002cm solid #000000" fo:border-top="none"/>
      <style:paragraph-properties fo:text-align="center"/>
      <style:map style:condition="cell-content-is-between(0.1,0.9)" style:apply-style-name="Wenn_20_in_20_Detektorbereich" style:base-cell-address="Tabelle1.Q50"/>
      <style:map style:condition="cell-content-is-not-between(0.05,0.95)" style:apply-style-name="Wenn_20_nicht_20_Detektorbereich" style:base-cell-address="Tabelle1.Q50"/>
      <style:map style:condition="cell-content-is-between(0.05,0.95)" style:apply-style-name="Unbenannt1" style:base-cell-address="Tabelle1.Q50"/>
    </style:style>
    <style:style style:name="ce43" style:family="table-cell" style:parent-style-name="Wenn_20_in_20_Detektorbereich" style:data-style-name="N8011">
      <style:table-cell-properties fo:border-bottom="0.002cm solid #000000" fo:background-color="#ffffff" style:text-align-source="fix" style:repeat-content="false" fo:border-left="none" fo:border-right="0.002cm solid #000000" fo:border-top="none"/>
      <style:paragraph-properties fo:text-align="center"/>
      <style:map style:condition="cell-content-is-between(0.1,0.9)" style:apply-style-name="Wenn_20_in_20_Detektorbereich" style:base-cell-address="Tabelle1.Q50"/>
      <style:map style:condition="cell-content-is-not-between(0.05,0.95)" style:apply-style-name="Wenn_20_nicht_20_Detektorbereich" style:base-cell-address="Tabelle1.Q50"/>
      <style:map style:condition="cell-content-is-between(0.05,0.95)" style:apply-style-name="Unbenannt1" style:base-cell-address="Tabelle1.Q50"/>
    </style:style>
    <style:style style:name="ce44" style:family="table-cell" style:parent-style-name="Default" style:data-style-name="N109">
      <style:table-cell-properties style:text-align-source="fix" style:repeat-content="false" fo:border="none"/>
      <style:paragraph-properties fo:text-align="center"/>
    </style:style>
    <style:style style:name="ce45" style:family="table-cell" style:parent-style-name="Default" style:data-style-name="N109">
      <style:table-cell-properties style:text-align-source="fix" style:repeat-content="false"/>
      <style:paragraph-properties fo:text-align="center"/>
    </style:style>
    <style:style style:name="T1" style:family="text">
      <style:text-properties style:font-name="Arial2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ce2"/>
        <table:table-column table:style-name="co4" table:default-cell-style-name="ce12"/>
        <table:table-column table:style-name="co5" table:default-cell-style-name="ce21"/>
        <table:table-column table:style-name="co6" table:default-cell-style-name="ce29"/>
        <table:table-column table:style-name="co6" table:default-cell-style-name="ce19"/>
        <table:table-column table:style-name="co7" table:number-columns-repeated="8" table:default-cell-style-name="ce33"/>
        <table:table-column table:style-name="co7" table:default-cell-style-name="ce42"/>
        <table:table-column table:style-name="co8" table:number-columns-repeated="7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12" table:number-columns-repeated="17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13"/>
          <table:table-cell table:style-name="ce38" table:number-columns-repeated="14"/>
          <table:table-cell/>
          <table:table-cell table:style-name="ce44" table:number-columns-repeated="19"/>
        </table:table-row>
        <table:table-row table:style-name="ro1">
          <table:table-cell/>
          <table:table-cell table:style-name="ce1" office:value-type="string" table:number-columns-spanned="5" table:number-rows-spanned="1">
            <text:p>Parameter study</text:p>
          </table:table-cell>
          <table:covered-table-cell table:number-columns-repeated="4" table:style-name="ce10"/>
          <table:table-cell table:style-name="ce1" office:value-type="string" table:number-columns-spanned="9" table:number-rows-spanned="1">
            <text:p>Distance d2 (cm)</text:p>
          </table:table-cell>
          <table:covered-table-cell table:number-columns-repeated="2" table:style-name="ce10"/>
          <table:covered-table-cell table:style-name="ce3"/>
          <table:covered-table-cell table:number-columns-repeated="4" table:style-name="ce37"/>
          <table:covered-table-cell table:style-name="ce39"/>
          <table:table-cell table:number-columns-repeated="16"/>
          <table:table-cell table:style-name="ce44" table:number-columns-repeated="17"/>
        </table:table-row>
        <table:table-row table:style-name="ro2">
          <table:table-cell/>
          <table:table-cell office:value-type="string" table:number-columns-spanned="3" table:number-rows-spanned="1">
            <text:p>Material values</text:p>
          </table:table-cell>
          <table:covered-table-cell table:style-name="ce11"/>
          <table:covered-table-cell table:style-name="ce16"/>
          <table:table-cell table:style-name="ce25" office:value-type="string" table:number-columns-spanned="2" table:number-rows-spanned="1">
            <text:p>Theta <text:span text:style-name="T1">θ</text:span></text:p>
          </table:table-cell>
          <table:covered-table-cell table:style-name="ce31"/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6">
            <text:p>6</text:p>
          </table:table-cell>
          <table:table-cell table:style-name="ce35" office:value-type="float" office:value="7">
            <text:p>7</text:p>
          </table:table-cell>
          <table:table-cell table:style-name="ce35" office:value-type="float" office:value="8">
            <text:p>8</text:p>
          </table:table-cell>
          <table:table-cell table:style-name="ce35" office:value-type="float" office:value="9">
            <text:p>9</text:p>
          </table:table-cell>
          <table:table-cell table:style-name="ce40" office:value-type="float" office:value="10">
            <text:p>10</text:p>
          </table:table-cell>
          <table:table-cell table:number-columns-repeated="16"/>
          <table:table-cell table:style-name="ce45" table:number-columns-repeated="17"/>
        </table:table-row>
        <table:table-row table:style-name="ro1">
          <table:table-cell/>
          <table:table-cell table:style-name="ce3" office:value-type="string">
            <text:p>Material</text:p>
          </table:table-cell>
          <table:table-cell table:style-name="ce3" office:value-type="string">
            <text:p>X0 (cm)</text:p>
          </table:table-cell>
          <table:table-cell table:style-name="ce17" office:value-type="string">
            <text:p>x (cm)</text:p>
          </table:table-cell>
          <table:table-cell table:style-name="ce25" office:value-type="string">
            <text:p>(rad)</text:p>
          </table:table-cell>
          <table:table-cell table:style-name="ce25" office:value-type="string">
            <text:p>(deg)</text:p>
          </table:table-cell>
          <table:table-cell table:style-name="ce25" office:value-type="string" table:number-columns-spanned="9" table:number-rows-spanned="1">
            <text:p>Estimated Sensor area usage (%)</text:p>
          </table:table-cell>
          <table:covered-table-cell table:number-columns-repeated="2" table:style-name="ce25"/>
          <table:covered-table-cell table:style-name="ce36"/>
          <table:covered-table-cell table:number-columns-repeated="4" table:style-name="Default"/>
          <table:covered-table-cell table:style-name="ce41"/>
          <table:table-cell table:number-columns-repeated="33"/>
        </table:table-row>
        <table:table-row table:style-name="ro2">
          <table:table-cell/>
          <table:table-cell office:value-type="string">
            <text:p>Ni</text:p>
          </table:table-cell>
          <table:table-cell office:value-type="float" office:value="1.42">
            <text:p>1.42</text:p>
          </table:table-cell>
          <table:table-cell table:style-name="ce18" office:value-type="float" office:value="0.0025">
            <text:p>0.0025</text:p>
          </table:table-cell>
          <table:table-cell table:style-name="ce26" table:formula="of:=0.6183488*SQRT(([.D5]/[.C5]))*(1+0.038*LN([.D5]/[.C5]))" office:value-type="float" office:value="0.0196924965962009">
            <text:p>0.02</text:p>
          </table:table-cell>
          <table:table-cell table:formula="of:=[.E5]*180/PI()" office:value-type="float" office:value="1.12829694303805">
            <text:p>1.13</text:p>
          </table:table-cell>
          <table:table-cell table:formula="of:=(2-[.D5]/2)*TAN([.E5])/0.7" office:value-type="percentage" office:value="0.0562363803894741">
            <text:p>5.62%</text:p>
          </table:table-cell>
          <table:table-cell table:formula="of:=(3-[.D5]/2)*TAN([.E5])/0.7" office:value-type="percentage" office:value="0.08437215544362">
            <text:p>8.44%</text:p>
          </table:table-cell>
          <table:table-cell table:formula="of:=(4-[.D5]/2)*TAN([.E5])/0.7" office:value-type="percentage" office:value="0.112507930497766">
            <text:p>11.25%</text:p>
          </table:table-cell>
          <table:table-cell table:formula="of:=(5-[.D5]/2)*TAN([.E5])/0.7" office:value-type="percentage" office:value="0.140643705551912">
            <text:p>14.06%</text:p>
          </table:table-cell>
          <table:table-cell table:formula="of:=(6-[.D5]/2)*TAN([.E5])/0.7" office:value-type="percentage" office:value="0.168779480606058">
            <text:p>16.88%</text:p>
          </table:table-cell>
          <table:table-cell table:formula="of:=(7-[.D5]/2)*TAN([.E5])/0.7" office:value-type="percentage" office:value="0.196915255660204">
            <text:p>19.69%</text:p>
          </table:table-cell>
          <table:table-cell table:formula="of:=(8-[.D5]/2)*TAN([.E5])/0.7" office:value-type="percentage" office:value="0.225051030714349">
            <text:p>22.51%</text:p>
          </table:table-cell>
          <table:table-cell table:formula="of:=(9-[.D5]/2)*TAN([.E5])/0.7" office:value-type="percentage" office:value="0.253186805768495">
            <text:p>25.32%</text:p>
          </table:table-cell>
          <table:table-cell table:formula="of:=(10-[.D5]/2)*TAN([.E5])/0.7" office:value-type="percentage" office:value="0.281322580822641">
            <text:p>28.13%</text:p>
          </table:table-cell>
          <table:table-cell table:number-columns-repeated="33"/>
        </table:table-row>
        <table:table-row table:style-name="ro2">
          <table:table-cell table:number-columns-repeated="2"/>
          <table:table-cell office:value-type="float" office:value="1.42">
            <text:p>1.42</text:p>
          </table:table-cell>
          <table:table-cell table:style-name="ce18" office:value-type="float" office:value="0.005">
            <text:p>0.005</text:p>
          </table:table-cell>
          <table:table-cell table:style-name="ce26" table:formula="of:=0.6183488*SQRT(([.D6]/[.C6]))*(1+0.038*LN([.D6]/[.C6]))" office:value-type="float" office:value="0.0288158547082068">
            <text:p>0.03</text:p>
          </table:table-cell>
          <table:table-cell table:formula="of:=[.E6]*180/PI()" office:value-type="float" office:value="1.65102685784243">
            <text:p>1.65</text:p>
          </table:table-cell>
          <table:table-cell table:formula="of:=(2-[.D6]/2)*TAN([.E6])/0.7" office:value-type="percentage" office:value="0.0822508667100852">
            <text:p>8.23%</text:p>
          </table:table-cell>
          <table:table-cell table:formula="of:=(3-[.D6]/2)*TAN([.E6])/0.7" office:value-type="percentage" office:value="0.123427771195735">
            <text:p>12.34%</text:p>
          </table:table-cell>
          <table:table-cell table:formula="of:=(4-[.D6]/2)*TAN([.E6])/0.7" office:value-type="percentage" office:value="0.164604675681385">
            <text:p>16.46%</text:p>
          </table:table-cell>
          <table:table-cell table:formula="of:=(5-[.D6]/2)*TAN([.E6])/0.7" office:value-type="percentage" office:value="0.205781580167034">
            <text:p>20.58%</text:p>
          </table:table-cell>
          <table:table-cell table:formula="of:=(6-[.D6]/2)*TAN([.E6])/0.7" office:value-type="percentage" office:value="0.246958484652684">
            <text:p>24.70%</text:p>
          </table:table-cell>
          <table:table-cell table:formula="of:=(7-[.D6]/2)*TAN([.E6])/0.7" office:value-type="percentage" office:value="0.288135389138333">
            <text:p>28.81%</text:p>
          </table:table-cell>
          <table:table-cell table:formula="of:=(8-[.D6]/2)*TAN([.E6])/0.7" office:value-type="percentage" office:value="0.329312293623983">
            <text:p>32.93%</text:p>
          </table:table-cell>
          <table:table-cell table:formula="of:=(9-[.D6]/2)*TAN([.E6])/0.7" office:value-type="percentage" office:value="0.370489198109633">
            <text:p>37.05%</text:p>
          </table:table-cell>
          <table:table-cell table:formula="of:=(10-[.D6]/2)*TAN([.E6])/0.7" office:value-type="percentage" office:value="0.411666102595282">
            <text:p>41.17%</text:p>
          </table:table-cell>
          <table:table-cell table:number-columns-repeated="33"/>
        </table:table-row>
        <table:table-row table:style-name="ro2">
          <table:table-cell table:number-columns-repeated="2"/>
          <table:table-cell office:value-type="float" office:value="1.42">
            <text:p>1.42</text:p>
          </table:table-cell>
          <table:table-cell table:style-name="ce18" office:value-type="float" office:value="0.0075">
            <text:p>0.0075</text:p>
          </table:table-cell>
          <table:table-cell table:style-name="ce26" table:formula="of:=0.6183488*SQRT(([.D7]/[.C7]))*(1+0.038*LN([.D7]/[.C7]))" office:value-type="float" office:value="0.0359844702791782">
            <text:p>0.04</text:p>
          </table:table-cell>
          <table:table-cell table:formula="of:=[.E7]*180/PI()" office:value-type="float" office:value="2.06175827501086">
            <text:p>2.06</text:p>
          </table:table-cell>
          <table:table-cell table:formula="of:=(2-[.D7]/2)*TAN([.E7])/0.7" office:value-type="percentage" office:value="0.102664314831993">
            <text:p>10.27%</text:p>
          </table:table-cell>
          <table:table-cell table:formula="of:=(3-[.D7]/2)*TAN([.E7])/0.7" office:value-type="percentage" office:value="0.154092900846768">
            <text:p>15.41%</text:p>
          </table:table-cell>
          <table:table-cell table:formula="of:=(4-[.D7]/2)*TAN([.E7])/0.7" office:value-type="percentage" office:value="0.205521486861542">
            <text:p>20.55%</text:p>
          </table:table-cell>
          <table:table-cell table:formula="of:=(5-[.D7]/2)*TAN([.E7])/0.7" office:value-type="percentage" office:value="0.256950072876316">
            <text:p>25.70%</text:p>
          </table:table-cell>
          <table:table-cell table:formula="of:=(6-[.D7]/2)*TAN([.E7])/0.7" office:value-type="percentage" office:value="0.308378658891091">
            <text:p>30.84%</text:p>
          </table:table-cell>
          <table:table-cell table:formula="of:=(7-[.D7]/2)*TAN([.E7])/0.7" office:value-type="percentage" office:value="0.359807244905865">
            <text:p>35.98%</text:p>
          </table:table-cell>
          <table:table-cell table:formula="of:=(8-[.D7]/2)*TAN([.E7])/0.7" office:value-type="percentage" office:value="0.41123583092064">
            <text:p>41.12%</text:p>
          </table:table-cell>
          <table:table-cell table:formula="of:=(9-[.D7]/2)*TAN([.E7])/0.7" office:value-type="percentage" office:value="0.462664416935414">
            <text:p>46.27%</text:p>
          </table:table-cell>
          <table:table-cell table:formula="of:=(10-[.D7]/2)*TAN([.E7])/0.7" office:value-type="percentage" office:value="0.514093002950188">
            <text:p>51.41%</text:p>
          </table:table-cell>
          <table:table-cell table:number-columns-repeated="33"/>
        </table:table-row>
        <table:table-row table:style-name="ro2">
          <table:table-cell table:number-columns-repeated="2"/>
          <table:table-cell office:value-type="float" office:value="1.42">
            <text:p>1.42</text:p>
          </table:table-cell>
          <table:table-cell table:style-name="ce18" office:value-type="float" office:value="0.01">
            <text:p>0.01</text:p>
          </table:table-cell>
          <table:table-cell table:style-name="ce26" table:formula="of:=0.6183488*SQRT(([.D8]/[.C8]))*(1+0.038*LN([.D8]/[.C8]))" office:value-type="float" office:value="0.0421185518870356">
            <text:p>0.04</text:p>
          </table:table-cell>
          <table:table-cell table:formula="of:=[.E8]*180/PI()" office:value-type="float" office:value="2.41321526232991">
            <text:p>2.41</text:p>
          </table:table-cell>
          <table:table-cell table:formula="of:=(2-[.D8]/2)*TAN([.E8])/0.7" office:value-type="percentage" office:value="0.120108904573454">
            <text:p>12.01%</text:p>
          </table:table-cell>
          <table:table-cell table:formula="of:=(3-[.D8]/2)*TAN([.E8])/0.7" office:value-type="percentage" office:value="0.180313869271927">
            <text:p>18.03%</text:p>
          </table:table-cell>
          <table:table-cell table:formula="of:=(4-[.D8]/2)*TAN([.E8])/0.7" office:value-type="percentage" office:value="0.2405188339704">
            <text:p>24.05%</text:p>
          </table:table-cell>
          <table:table-cell table:formula="of:=(5-[.D8]/2)*TAN([.E8])/0.7" office:value-type="percentage" office:value="0.300723798668873">
            <text:p>30.07%</text:p>
          </table:table-cell>
          <table:table-cell table:formula="of:=(6-[.D8]/2)*TAN([.E8])/0.7" office:value-type="percentage" office:value="0.360928763367346">
            <text:p>36.09%</text:p>
          </table:table-cell>
          <table:table-cell table:formula="of:=(7-[.D8]/2)*TAN([.E8])/0.7" office:value-type="percentage" office:value="0.421133728065819">
            <text:p>42.11%</text:p>
          </table:table-cell>
          <table:table-cell table:formula="of:=(8-[.D8]/2)*TAN([.E8])/0.7" office:value-type="percentage" office:value="0.481338692764292">
            <text:p>48.13%</text:p>
          </table:table-cell>
          <table:table-cell table:formula="of:=(9-[.D8]/2)*TAN([.E8])/0.7" office:value-type="percentage" office:value="0.541543657462765">
            <text:p>54.15%</text:p>
          </table:table-cell>
          <table:table-cell table:formula="of:=(10-[.D8]/2)*TAN([.E8])/0.7" office:value-type="percentage" office:value="0.601748622161239">
            <text:p>60.17%</text:p>
          </table:table-cell>
          <table:table-cell table:number-columns-repeated="33"/>
        </table:table-row>
        <table:table-row table:style-name="ro2">
          <table:table-cell table:number-columns-repeated="2"/>
          <table:table-cell office:value-type="float" office:value="1.42">
            <text:p>1.42</text:p>
          </table:table-cell>
          <table:table-cell table:style-name="ce18" office:value-type="float" office:value="0.015">
            <text:p>0.015</text:p>
          </table:table-cell>
          <table:table-cell table:style-name="ce26" table:formula="of:=0.6183488*SQRT(([.D9]/[.C9]))*(1+0.038*LN([.D9]/[.C9]))" office:value-type="float" office:value="0.0525636818995756">
            <text:p>0.05</text:p>
          </table:table-cell>
          <table:table-cell table:formula="of:=[.E9]*180/PI()" office:value-type="float" office:value="3.01167712851388">
            <text:p>3.01</text:p>
          </table:table-cell>
          <table:table-cell table:formula="of:=(2-[.D9]/2)*TAN([.E9])/0.7" office:value-type="percentage" office:value="0.149756714361469">
            <text:p>14.98%</text:p>
          </table:table-cell>
          <table:table-cell table:formula="of:=(3-[.D9]/2)*TAN([.E9])/0.7" office:value-type="percentage" office:value="0.224916922322055">
            <text:p>22.49%</text:p>
          </table:table-cell>
          <table:table-cell table:formula="of:=(4-[.D9]/2)*TAN([.E9])/0.7" office:value-type="percentage" office:value="0.300077130282642">
            <text:p>30.01%</text:p>
          </table:table-cell>
          <table:table-cell table:formula="of:=(5-[.D9]/2)*TAN([.E9])/0.7" office:value-type="percentage" office:value="0.375237338243229">
            <text:p>37.52%</text:p>
          </table:table-cell>
          <table:table-cell table:formula="of:=(6-[.D9]/2)*TAN([.E9])/0.7" office:value-type="percentage" office:value="0.450397546203815">
            <text:p>45.04%</text:p>
          </table:table-cell>
          <table:table-cell table:formula="of:=(7-[.D9]/2)*TAN([.E9])/0.7" office:value-type="percentage" office:value="0.525557754164402">
            <text:p>52.56%</text:p>
          </table:table-cell>
          <table:table-cell table:formula="of:=(8-[.D9]/2)*TAN([.E9])/0.7" office:value-type="percentage" office:value="0.600717962124988">
            <text:p>60.07%</text:p>
          </table:table-cell>
          <table:table-cell table:formula="of:=(9-[.D9]/2)*TAN([.E9])/0.7" office:value-type="percentage" office:value="0.675878170085575">
            <text:p>67.59%</text:p>
          </table:table-cell>
          <table:table-cell table:formula="of:=(10-[.D9]/2)*TAN([.E9])/0.7" office:value-type="percentage" office:value="0.751038378046161">
            <text:p>75.10%</text:p>
          </table:table-cell>
          <table:table-cell table:number-columns-repeated="33"/>
        </table:table-row>
        <table:table-row table:style-name="ro2">
          <table:table-cell table:number-columns-repeated="2"/>
          <table:table-cell office:value-type="float" office:value="1.42">
            <text:p>1.42</text:p>
          </table:table-cell>
          <table:table-cell table:style-name="ce18" office:value-type="float" office:value="0.025">
            <text:p>0.025</text:p>
          </table:table-cell>
          <table:table-cell table:style-name="ce26" table:formula="of:=0.6183488*SQRT(([.D10]/[.C10]))*(1+0.038*LN([.D10]/[.C10]))" office:value-type="float" office:value="0.0694520542250972">
            <text:p>0.07</text:p>
          </table:table-cell>
          <table:table-cell table:formula="of:=[.E10]*180/PI()" office:value-type="float" office:value="3.97930958561181">
            <text:p>3.98</text:p>
          </table:table-cell>
          <table:table-cell table:formula="of:=(2-[.D10]/2)*TAN([.E10])/0.7" office:value-type="percentage" office:value="0.197511899557209">
            <text:p>19.75%</text:p>
          </table:table-cell>
          <table:table-cell table:formula="of:=(3-[.D10]/2)*TAN([.E10])/0.7" office:value-type="percentage" office:value="0.296888955938195">
            <text:p>29.69%</text:p>
          </table:table-cell>
          <table:table-cell table:formula="of:=(4-[.D10]/2)*TAN([.E10])/0.7" office:value-type="percentage" office:value="0.396266012319181">
            <text:p>39.63%</text:p>
          </table:table-cell>
          <table:table-cell table:formula="of:=(5-[.D10]/2)*TAN([.E10])/0.7" office:value-type="percentage" office:value="0.495643068700167">
            <text:p>49.56%</text:p>
          </table:table-cell>
          <table:table-cell table:formula="of:=(6-[.D10]/2)*TAN([.E10])/0.7" office:value-type="percentage" office:value="0.595020125081152">
            <text:p>59.50%</text:p>
          </table:table-cell>
          <table:table-cell table:formula="of:=(7-[.D10]/2)*TAN([.E10])/0.7" office:value-type="percentage" office:value="0.694397181462138">
            <text:p>69.44%</text:p>
          </table:table-cell>
          <table:table-cell table:formula="of:=(8-[.D10]/2)*TAN([.E10])/0.7" office:value-type="percentage" office:value="0.793774237843124">
            <text:p>79.38%</text:p>
          </table:table-cell>
          <table:table-cell table:formula="of:=(9-[.D10]/2)*TAN([.E10])/0.7" office:value-type="percentage" office:value="0.89315129422411">
            <text:p>89.32%</text:p>
          </table:table-cell>
          <table:table-cell table:formula="of:=(10-[.D10]/2)*TAN([.E10])/0.7" office:value-type="percentage" office:value="0.992528350605095">
            <text:p>99.25%</text:p>
          </table:table-cell>
          <table:table-cell table:number-columns-repeated="33"/>
        </table:table-row>
        <table:table-row table:style-name="ro2">
          <table:table-cell table:number-columns-repeated="2"/>
          <table:table-cell office:value-type="float" office:value="1.42">
            <text:p>1.42</text:p>
          </table:table-cell>
          <table:table-cell table:style-name="ce18" office:value-type="float" office:value="0.035">
            <text:p>0.035</text:p>
          </table:table-cell>
          <table:table-cell table:style-name="ce26" table:formula="of:=0.6183488*SQRT(([.D11]/[.C11]))*(1+0.038*LN([.D11]/[.C11]))" office:value-type="float" office:value="0.0834180200404557">
            <text:p>0.08</text:p>
          </table:table-cell>
          <table:table-cell table:formula="of:=[.E11]*180/PI()" office:value-type="float" office:value="4.77950048365583">
            <text:p>4.78</text:p>
          </table:table-cell>
          <table:table-cell table:formula="of:=(2-[.D11]/2)*TAN([.E11])/0.7" office:value-type="percentage" office:value="0.2368012703519">
            <text:p>23.68%</text:p>
          </table:table-cell>
          <table:table-cell table:formula="of:=(3-[.D11]/2)*TAN([.E11])/0.7" office:value-type="percentage" office:value="0.356247056153616">
            <text:p>35.62%</text:p>
          </table:table-cell>
          <table:table-cell table:formula="of:=(4-[.D11]/2)*TAN([.E11])/0.7" office:value-type="percentage" office:value="0.475692841955331">
            <text:p>47.57%</text:p>
          </table:table-cell>
          <table:table-cell table:formula="of:=(5-[.D11]/2)*TAN([.E11])/0.7" office:value-type="percentage" office:value="0.595138627757046">
            <text:p>59.51%</text:p>
          </table:table-cell>
          <table:table-cell table:formula="of:=(6-[.D11]/2)*TAN([.E11])/0.7" office:value-type="percentage" office:value="0.714584413558761">
            <text:p>71.46%</text:p>
          </table:table-cell>
          <table:table-cell table:formula="of:=(7-[.D11]/2)*TAN([.E11])/0.7" office:value-type="percentage" office:value="0.834030199360476">
            <text:p>83.40%</text:p>
          </table:table-cell>
          <table:table-cell table:formula="of:=(8-[.D11]/2)*TAN([.E11])/0.7" office:value-type="percentage" office:value="0.953475985162192">
            <text:p>95.35%</text:p>
          </table:table-cell>
          <table:table-cell table:formula="of:=(9-[.D11]/2)*TAN([.E11])/0.7" office:value-type="percentage" office:value="1.07292177096391">
            <text:p>107.29%</text:p>
          </table:table-cell>
          <table:table-cell table:formula="of:=(10-[.D11]/2)*TAN([.E11])/0.7" office:value-type="percentage" office:value="1.19236755676562">
            <text:p>119.24%</text:p>
          </table:table-cell>
          <table:table-cell table:number-columns-repeated="33"/>
        </table:table-row>
        <table:table-row table:style-name="ro2">
          <table:table-cell table:number-columns-repeated="2"/>
          <table:table-cell office:value-type="float" office:value="1.42">
            <text:p>1.42</text:p>
          </table:table-cell>
          <table:table-cell table:style-name="ce18" office:value-type="float" office:value="0.05">
            <text:p>0.05</text:p>
          </table:table-cell>
          <table:table-cell table:style-name="ce26" table:formula="of:=0.6183488*SQRT(([.D12]/[.C12]))*(1+0.038*LN([.D12]/[.C12]))" office:value-type="float" office:value="0.101276248550647">
            <text:p>0.10</text:p>
          </table:table-cell>
          <table:table-cell table:formula="of:=[.E12]*180/PI()" office:value-type="float" office:value="5.80270160687001">
            <text:p>5.80</text:p>
          </table:table-cell>
          <table:table-cell table:formula="of:=(2-[.D12]/2)*TAN([.E12])/0.7" office:value-type="percentage" office:value="0.286724672288766">
            <text:p>28.67%</text:p>
          </table:table-cell>
          <table:table-cell table:formula="of:=(3-[.D12]/2)*TAN([.E12])/0.7" office:value-type="percentage" office:value="0.431901721548901">
            <text:p>43.19%</text:p>
          </table:table-cell>
          <table:table-cell table:formula="of:=(4-[.D12]/2)*TAN([.E12])/0.7" office:value-type="percentage" office:value="0.577078770809036">
            <text:p>57.71%</text:p>
          </table:table-cell>
          <table:table-cell table:formula="of:=(5-[.D12]/2)*TAN([.E12])/0.7" office:value-type="percentage" office:value="0.72225582006917">
            <text:p>72.23%</text:p>
          </table:table-cell>
          <table:table-cell table:formula="of:=(6-[.D12]/2)*TAN([.E12])/0.7" office:value-type="percentage" office:value="0.867432869329305">
            <text:p>86.74%</text:p>
          </table:table-cell>
          <table:table-cell table:formula="of:=(7-[.D12]/2)*TAN([.E12])/0.7" office:value-type="percentage" office:value="1.01260991858944">
            <text:p>101.26%</text:p>
          </table:table-cell>
          <table:table-cell table:formula="of:=(8-[.D12]/2)*TAN([.E12])/0.7" office:value-type="percentage" office:value="1.15778696784957">
            <text:p>115.78%</text:p>
          </table:table-cell>
          <table:table-cell table:formula="of:=(9-[.D12]/2)*TAN([.E12])/0.7" office:value-type="percentage" office:value="1.30296401710971">
            <text:p>130.30%</text:p>
          </table:table-cell>
          <table:table-cell table:formula="of:=(10-[.D12]/2)*TAN([.E12])/0.7" office:value-type="percentage" office:value="1.44814106636984">
            <text:p>144.81%</text:p>
          </table:table-cell>
          <table:table-cell table:number-columns-repeated="33"/>
        </table:table-row>
        <table:table-row table:style-name="ro2">
          <table:table-cell table:number-columns-repeated="2"/>
          <table:table-cell office:value-type="float" office:value="1.42">
            <text:p>1.42</text:p>
          </table:table-cell>
          <table:table-cell table:style-name="ce18" office:value-type="float" office:value="0.075">
            <text:p>0.075</text:p>
          </table:table-cell>
          <table:table-cell table:style-name="ce26" table:formula="of:=0.6183488*SQRT(([.D13]/[.C13]))*(1+0.038*LN([.D13]/[.C13]))" office:value-type="float" office:value="0.126227127091406">
            <text:p>0.13</text:p>
          </table:table-cell>
          <table:table-cell table:formula="of:=[.E13]*180/PI()" office:value-type="float" office:value="7.232281642399">
            <text:p>7.23</text:p>
          </table:table-cell>
          <table:table-cell table:formula="of:=(2-[.D13]/2)*TAN([.E13])/0.7" office:value-type="percentage" office:value="0.35577835014184">
            <text:p>35.58%</text:p>
          </table:table-cell>
          <table:table-cell table:formula="of:=(3-[.D13]/2)*TAN([.E13])/0.7" office:value-type="percentage" office:value="0.537066681424306">
            <text:p>53.71%</text:p>
          </table:table-cell>
          <table:table-cell table:formula="of:=(4-[.D13]/2)*TAN([.E13])/0.7" office:value-type="percentage" office:value="0.718355012706772">
            <text:p>71.84%</text:p>
          </table:table-cell>
          <table:table-cell table:formula="of:=(5-[.D13]/2)*TAN([.E13])/0.7" office:value-type="percentage" office:value="0.899643343989238">
            <text:p>89.96%</text:p>
          </table:table-cell>
          <table:table-cell table:formula="of:=(6-[.D13]/2)*TAN([.E13])/0.7" office:value-type="percentage" office:value="1.0809316752717">
            <text:p>108.09%</text:p>
          </table:table-cell>
          <table:table-cell table:formula="of:=(7-[.D13]/2)*TAN([.E13])/0.7" office:value-type="percentage" office:value="1.26222000655417">
            <text:p>126.22%</text:p>
          </table:table-cell>
          <table:table-cell table:formula="of:=(8-[.D13]/2)*TAN([.E13])/0.7" office:value-type="percentage" office:value="1.44350833783664">
            <text:p>144.35%</text:p>
          </table:table-cell>
          <table:table-cell table:formula="of:=(9-[.D13]/2)*TAN([.E13])/0.7" office:value-type="percentage" office:value="1.6247966691191">
            <text:p>162.48%</text:p>
          </table:table-cell>
          <table:table-cell table:formula="of:=(10-[.D13]/2)*TAN([.E13])/0.7" office:value-type="percentage" office:value="1.80608500040157">
            <text:p>180.61%</text:p>
          </table:table-cell>
          <table:table-cell table:number-columns-repeated="33"/>
        </table:table-row>
        <table:table-row table:style-name="ro2">
          <table:table-cell table:number-columns-repeated="2"/>
          <table:table-cell office:value-type="float" office:value="1.42">
            <text:p>1.42</text:p>
          </table:table-cell>
          <table:table-cell table:style-name="ce19" office:value-type="float" office:value="0.1">
            <text:p>0.10</text:p>
          </table:table-cell>
          <table:table-cell table:style-name="ce26" table:formula="of:=0.6183488*SQRT(([.D14]/[.C14]))*(1+0.038*LN([.D14]/[.C14]))" office:value-type="float" office:value="0.147548380042994">
            <text:p>0.15</text:p>
          </table:table-cell>
          <table:table-cell table:formula="of:=[.E14]*180/PI()" office:value-type="float" office:value="8.45389945045584">
            <text:p>8.45</text:p>
          </table:table-cell>
          <table:table-cell table:formula="of:=(2-[.D14]/2)*TAN([.E14])/0.7" office:value-type="percentage" office:value="0.414036597919138">
            <text:p>41.40%</text:p>
          </table:table-cell>
          <table:table-cell table:formula="of:=(3-[.D14]/2)*TAN([.E14])/0.7" office:value-type="percentage" office:value="0.626363058390492">
            <text:p>62.64%</text:p>
          </table:table-cell>
          <table:table-cell table:formula="of:=(4-[.D14]/2)*TAN([.E14])/0.7" office:value-type="percentage" office:value="0.838689518861845">
            <text:p>83.87%</text:p>
          </table:table-cell>
          <table:table-cell table:formula="of:=(5-[.D14]/2)*TAN([.E14])/0.7" office:value-type="percentage" office:value="1.0510159793332">
            <text:p>105.10%</text:p>
          </table:table-cell>
          <table:table-cell table:formula="of:=(6-[.D14]/2)*TAN([.E14])/0.7" office:value-type="percentage" office:value="1.26334243980455">
            <text:p>126.33%</text:p>
          </table:table-cell>
          <table:table-cell table:formula="of:=(7-[.D14]/2)*TAN([.E14])/0.7" office:value-type="percentage" office:value="1.4756689002759">
            <text:p>147.57%</text:p>
          </table:table-cell>
          <table:table-cell table:formula="of:=(8-[.D14]/2)*TAN([.E14])/0.7" office:value-type="percentage" office:value="1.68799536074726">
            <text:p>168.80%</text:p>
          </table:table-cell>
          <table:table-cell table:formula="of:=(9-[.D14]/2)*TAN([.E14])/0.7" office:value-type="percentage" office:value="1.90032182121861">
            <text:p>190.03%</text:p>
          </table:table-cell>
          <table:table-cell table:formula="of:=(10-[.D14]/2)*TAN([.E14])/0.7" office:value-type="percentage" office:value="2.11264828168996">
            <text:p>211.26%</text:p>
          </table:table-cell>
          <table:table-cell table:number-columns-repeated="33"/>
        </table:table-row>
        <table:table-row table:style-name="ro2">
          <table:table-cell table:number-columns-repeated="2"/>
          <table:table-cell office:value-type="float" office:value="1.42">
            <text:p>1.42</text:p>
          </table:table-cell>
          <table:table-cell table:style-name="ce19" office:value-type="float" office:value="0.15">
            <text:p>0.15</text:p>
          </table:table-cell>
          <table:table-cell table:style-name="ce26" table:formula="of:=0.6183488*SQRT(([.D15]/[.C15]))*(1+0.038*LN([.D15]/[.C15]))" office:value-type="float" office:value="0.183805628722157">
            <text:p>0.18</text:p>
          </table:table-cell>
          <table:table-cell table:formula="of:=[.E15]*180/PI()" office:value-type="float" office:value="10.5312867765282">
            <text:p>10.53</text:p>
          </table:table-cell>
          <table:table-cell table:formula="of:=(2-[.D15]/2)*TAN([.E15])/0.7" office:value-type="percentage" office:value="0.511235771178904">
            <text:p>51.12%</text:p>
          </table:table-cell>
          <table:table-cell table:formula="of:=(3-[.D15]/2)*TAN([.E15])/0.7" office:value-type="percentage" office:value="0.776812795167945">
            <text:p>77.68%</text:p>
          </table:table-cell>
          <table:table-cell table:formula="of:=(4-[.D15]/2)*TAN([.E15])/0.7" office:value-type="percentage" office:value="1.04238981915699">
            <text:p>104.24%</text:p>
          </table:table-cell>
          <table:table-cell table:formula="of:=(5-[.D15]/2)*TAN([.E15])/0.7" office:value-type="percentage" office:value="1.30796684314603">
            <text:p>130.80%</text:p>
          </table:table-cell>
          <table:table-cell table:formula="of:=(6-[.D15]/2)*TAN([.E15])/0.7" office:value-type="percentage" office:value="1.57354386713507">
            <text:p>157.35%</text:p>
          </table:table-cell>
          <table:table-cell table:formula="of:=(7-[.D15]/2)*TAN([.E15])/0.7" office:value-type="percentage" office:value="1.83912089112411">
            <text:p>183.91%</text:p>
          </table:table-cell>
          <table:table-cell table:formula="of:=(8-[.D15]/2)*TAN([.E15])/0.7" office:value-type="percentage" office:value="2.10469791511315">
            <text:p>210.47%</text:p>
          </table:table-cell>
          <table:table-cell table:formula="of:=(9-[.D15]/2)*TAN([.E15])/0.7" office:value-type="percentage" office:value="2.37027493910219">
            <text:p>237.03%</text:p>
          </table:table-cell>
          <table:table-cell table:formula="of:=(10-[.D15]/2)*TAN([.E15])/0.7" office:value-type="percentage" office:value="2.63585196309123">
            <text:p>263.59%</text:p>
          </table:table-cell>
          <table:table-cell table:number-columns-repeated="33"/>
        </table:table-row>
        <table:table-row table:style-name="ro2">
          <table:table-cell table:number-columns-repeated="2"/>
          <table:table-cell office:value-type="float" office:value="1.42">
            <text:p>1.42</text:p>
          </table:table-cell>
          <table:table-cell table:style-name="ce19" office:value-type="float" office:value="0.2">
            <text:p>0.20</text:p>
          </table:table-cell>
          <table:table-cell table:style-name="ce26" table:formula="of:=0.6183488*SQRT(([.D16]/[.C16]))*(1+0.038*LN([.D16]/[.C16]))" office:value-type="float" office:value="0.214777343224668">
            <text:p>0.21</text:p>
          </table:table-cell>
          <table:table-cell table:formula="of:=[.E16]*180/PI()" office:value-type="float" office:value="12.3058353018062">
            <text:p>12.31</text:p>
          </table:table-cell>
          <table:table-cell table:formula="of:=(2-[.D16]/2)*TAN([.E16])/0.7" office:value-type="percentage" office:value="0.592099577725706">
            <text:p>59.21%</text:p>
          </table:table-cell>
          <table:table-cell table:formula="of:=(3-[.D16]/2)*TAN([.E16])/0.7" office:value-type="percentage" office:value="0.903730934423446">
            <text:p>90.37%</text:p>
          </table:table-cell>
          <table:table-cell table:formula="of:=(4-[.D16]/2)*TAN([.E16])/0.7" office:value-type="percentage" office:value="1.21536229112119">
            <text:p>121.54%</text:p>
          </table:table-cell>
          <table:table-cell table:formula="of:=(5-[.D16]/2)*TAN([.E16])/0.7" office:value-type="percentage" office:value="1.52699364781893">
            <text:p>152.70%</text:p>
          </table:table-cell>
          <table:table-cell table:formula="of:=(6-[.D16]/2)*TAN([.E16])/0.7" office:value-type="percentage" office:value="1.83862500451667">
            <text:p>183.86%</text:p>
          </table:table-cell>
          <table:table-cell table:formula="of:=(7-[.D16]/2)*TAN([.E16])/0.7" office:value-type="percentage" office:value="2.15025636121441">
            <text:p>215.03%</text:p>
          </table:table-cell>
          <table:table-cell table:formula="of:=(8-[.D16]/2)*TAN([.E16])/0.7" office:value-type="percentage" office:value="2.46188771791215">
            <text:p>246.19%</text:p>
          </table:table-cell>
          <table:table-cell table:formula="of:=(9-[.D16]/2)*TAN([.E16])/0.7" office:value-type="percentage" office:value="2.77351907460989">
            <text:p>277.35%</text:p>
          </table:table-cell>
          <table:table-cell table:formula="of:=(10-[.D16]/2)*TAN([.E16])/0.7" office:value-type="percentage" office:value="3.08515043130763">
            <text:p>308.52%</text:p>
          </table:table-cell>
          <table:table-cell table:number-columns-repeated="33"/>
        </table:table-row>
        <table:table-row table:style-name="ro1">
          <table:table-cell/>
          <table:table-cell table:style-name="ce4"/>
          <table:table-cell table:style-name="ce13" office:value-type="float" office:value="1.42">
            <text:p>1.42</text:p>
          </table:table-cell>
          <table:table-cell table:style-name="ce20" office:value-type="float" office:value="0.3">
            <text:p>0.30</text:p>
          </table:table-cell>
          <table:table-cell table:style-name="ce27" table:formula="of:=0.6183488*SQRT(([.D17]/[.C17]))*(1+0.038*LN([.D17]/[.C17]))" office:value-type="float" office:value="0.267426571775964">
            <text:p>0.27</text:p>
          </table:table-cell>
          <table:table-cell table:style-name="ce20" table:formula="of:=[.E17]*180/PI()" office:value-type="float" office:value="15.3224138924151">
            <text:p>15.32</text:p>
          </table:table-cell>
          <table:table-cell table:style-name="ce34" table:formula="of:=(2-[.D17]/2)*TAN([.E17])/0.7" office:value-type="percentage" office:value="0.724115269576987">
            <text:p>72.41%</text:p>
          </table:table-cell>
          <table:table-cell table:style-name="ce34" table:formula="of:=(3-[.D17]/2)*TAN([.E17])/0.7" office:value-type="percentage" office:value="1.11552892880779">
            <text:p>111.55%</text:p>
          </table:table-cell>
          <table:table-cell table:style-name="ce34" table:formula="of:=(4-[.D17]/2)*TAN([.E17])/0.7" office:value-type="percentage" office:value="1.5069425880386">
            <text:p>150.69%</text:p>
          </table:table-cell>
          <table:table-cell table:style-name="ce34" table:formula="of:=(5-[.D17]/2)*TAN([.E17])/0.7" office:value-type="percentage" office:value="1.8983562472694">
            <text:p>189.84%</text:p>
          </table:table-cell>
          <table:table-cell table:style-name="ce34" table:formula="of:=(6-[.D17]/2)*TAN([.E17])/0.7" office:value-type="percentage" office:value="2.2897699065002">
            <text:p>228.98%</text:p>
          </table:table-cell>
          <table:table-cell table:style-name="ce34" table:formula="of:=(7-[.D17]/2)*TAN([.E17])/0.7" office:value-type="percentage" office:value="2.68118356573101">
            <text:p>268.12%</text:p>
          </table:table-cell>
          <table:table-cell table:style-name="ce34" table:formula="of:=(8-[.D17]/2)*TAN([.E17])/0.7" office:value-type="percentage" office:value="3.07259722496181">
            <text:p>307.26%</text:p>
          </table:table-cell>
          <table:table-cell table:style-name="ce34" table:formula="of:=(9-[.D17]/2)*TAN([.E17])/0.7" office:value-type="percentage" office:value="3.46401088419261">
            <text:p>346.40%</text:p>
          </table:table-cell>
          <table:table-cell table:style-name="ce43" table:formula="of:=(10-[.D17]/2)*TAN([.E17])/0.7" office:value-type="percentage" office:value="3.85542454342342">
            <text:p>385.54%</text:p>
          </table:table-cell>
          <table:table-cell table:number-columns-repeated="33"/>
        </table:table-row>
        <table:table-row table:style-name="ro2">
          <table:table-cell/>
          <table:table-cell office:value-type="string">
            <text:p>Al</text:p>
          </table:table-cell>
          <table:table-cell office:value-type="float" office:value="8.9">
            <text:p>8.9</text:p>
          </table:table-cell>
          <table:table-cell office:value-type="float" office:value="0.0025">
            <text:p>0.0025</text:p>
          </table:table-cell>
          <table:table-cell table:style-name="ce28" table:formula="of:=0.6183488*SQRT(([.D18]/[.C18]))*(1+0.038*LN([.D18]/[.C18]))" office:value-type="float" office:value="0.00714312203347327">
            <text:p>0.01</text:p>
          </table:table-cell>
          <table:table-cell table:formula="of:=[.E18]*180/PI()" office:value-type="float" office:value="0.409270745064925">
            <text:p>0.41</text:p>
          </table:table-cell>
          <table:table-cell table:formula="of:=(2-[.D18]/2)*TAN([.E18])/0.7" office:value-type="percentage" office:value="0.0203965114269325">
            <text:p>2.04%</text:p>
          </table:table-cell>
          <table:table-cell table:formula="of:=(3-[.D18]/2)*TAN([.E18])/0.7" office:value-type="percentage" office:value="0.0306011450364047">
            <text:p>3.06%</text:p>
          </table:table-cell>
          <table:table-cell table:formula="of:=(4-[.D18]/2)*TAN([.E18])/0.7" office:value-type="percentage" office:value="0.0408057786458769">
            <text:p>4.08%</text:p>
          </table:table-cell>
          <table:table-cell table:formula="of:=(5-[.D18]/2)*TAN([.E18])/0.7" office:value-type="percentage" office:value="0.0510104122553491">
            <text:p>5.10%</text:p>
          </table:table-cell>
          <table:table-cell table:formula="of:=(6-[.D18]/2)*TAN([.E18])/0.7" office:value-type="percentage" office:value="0.0612150458648213">
            <text:p>6.12%</text:p>
          </table:table-cell>
          <table:table-cell table:formula="of:=(7-[.D18]/2)*TAN([.E18])/0.7" office:value-type="percentage" office:value="0.0714196794742935">
            <text:p>7.14%</text:p>
          </table:table-cell>
          <table:table-cell table:formula="of:=(8-[.D18]/2)*TAN([.E18])/0.7" office:value-type="percentage" office:value="0.0816243130837657">
            <text:p>8.16%</text:p>
          </table:table-cell>
          <table:table-cell table:formula="of:=(9-[.D18]/2)*TAN([.E18])/0.7" office:value-type="percentage" office:value="0.0918289466932379">
            <text:p>9.18%</text:p>
          </table:table-cell>
          <table:table-cell table:formula="of:=(10-[.D18]/2)*TAN([.E18])/0.7" office:value-type="percentage" office:value="0.10203358030271">
            <text:p>10.20%</text:p>
          </table:table-cell>
          <table:table-cell table:number-columns-repeated="33"/>
        </table:table-row>
        <table:table-row table:style-name="ro2">
          <table:table-cell table:number-columns-repeated="2"/>
          <table:table-cell office:value-type="float" office:value="8.9">
            <text:p>8.9</text:p>
          </table:table-cell>
          <table:table-cell office:value-type="float" office:value="0.007">
            <text:p>0.007</text:p>
          </table:table-cell>
          <table:table-cell table:style-name="ce28" table:formula="of:=0.6183488*SQRT(([.D19]/[.C19]))*(1+0.038*LN([.D19]/[.C19]))" office:value-type="float" office:value="0.0126312262276714">
            <text:p>0.01</text:p>
          </table:table-cell>
          <table:table-cell table:formula="of:=[.E19]*180/PI()" office:value-type="float" office:value="0.723715952920524">
            <text:p>0.72</text:p>
          </table:table-cell>
          <table:table-cell table:formula="of:=(2-[.D19]/2)*TAN([.E19])/0.7" office:value-type="percentage" office:value="0.0360279777450312">
            <text:p>3.60%</text:p>
          </table:table-cell>
          <table:table-cell table:formula="of:=(3-[.D19]/2)*TAN([.E19])/0.7" office:value-type="percentage" office:value="0.0540735463626276">
            <text:p>5.41%</text:p>
          </table:table-cell>
          <table:table-cell table:formula="of:=(4-[.D19]/2)*TAN([.E19])/0.7" office:value-type="percentage" office:value="0.072119114980224">
            <text:p>7.21%</text:p>
          </table:table-cell>
          <table:table-cell table:formula="of:=(5-[.D19]/2)*TAN([.E19])/0.7" office:value-type="percentage" office:value="0.0901646835978204">
            <text:p>9.02%</text:p>
          </table:table-cell>
          <table:table-cell table:formula="of:=(6-[.D19]/2)*TAN([.E19])/0.7" office:value-type="percentage" office:value="0.108210252215417">
            <text:p>10.82%</text:p>
          </table:table-cell>
          <table:table-cell table:formula="of:=(7-[.D19]/2)*TAN([.E19])/0.7" office:value-type="percentage" office:value="0.126255820833013">
            <text:p>12.63%</text:p>
          </table:table-cell>
          <table:table-cell table:formula="of:=(8-[.D19]/2)*TAN([.E19])/0.7" office:value-type="percentage" office:value="0.14430138945061">
            <text:p>14.43%</text:p>
          </table:table-cell>
          <table:table-cell table:formula="of:=(9-[.D19]/2)*TAN([.E19])/0.7" office:value-type="percentage" office:value="0.162346958068206">
            <text:p>16.23%</text:p>
          </table:table-cell>
          <table:table-cell table:formula="of:=(10-[.D19]/2)*TAN([.E19])/0.7" office:value-type="percentage" office:value="0.180392526685802">
            <text:p>18.04%</text:p>
          </table:table-cell>
          <table:table-cell table:number-columns-repeated="33"/>
        </table:table-row>
        <table:table-row table:style-name="ro2">
          <table:table-cell table:number-columns-repeated="2"/>
          <table:table-cell office:value-type="float" office:value="8.9">
            <text:p>8.9</text:p>
          </table:table-cell>
          <table:table-cell office:value-type="float" office:value="0.0095">
            <text:p>0.0095</text:p>
          </table:table-cell>
          <table:table-cell table:style-name="ce28" table:formula="of:=0.6183488*SQRT(([.D20]/[.C20]))*(1+0.038*LN([.D20]/[.C20]))" office:value-type="float" office:value="0.0149493706193115">
            <text:p>0.01</text:p>
          </table:table-cell>
          <table:table-cell table:formula="of:=[.E20]*180/PI()" office:value-type="float" office:value="0.856535842863423">
            <text:p>0.86</text:p>
          </table:table-cell>
          <table:table-cell table:formula="of:=(2-[.D20]/2)*TAN([.E20])/0.7" office:value-type="percentage" office:value="0.0426142199008597">
            <text:p>4.26%</text:p>
          </table:table-cell>
          <table:table-cell table:formula="of:=(3-[.D20]/2)*TAN([.E20])/0.7" office:value-type="percentage" office:value="0.0639720547089588">
            <text:p>6.40%</text:p>
          </table:table-cell>
          <table:table-cell table:formula="of:=(4-[.D20]/2)*TAN([.E20])/0.7" office:value-type="percentage" office:value="0.0853298895170579">
            <text:p>8.53%</text:p>
          </table:table-cell>
          <table:table-cell table:formula="of:=(5-[.D20]/2)*TAN([.E20])/0.7" office:value-type="percentage" office:value="0.106687724325157">
            <text:p>10.67%</text:p>
          </table:table-cell>
          <table:table-cell table:formula="of:=(6-[.D20]/2)*TAN([.E20])/0.7" office:value-type="percentage" office:value="0.128045559133256">
            <text:p>12.80%</text:p>
          </table:table-cell>
          <table:table-cell table:formula="of:=(7-[.D20]/2)*TAN([.E20])/0.7" office:value-type="percentage" office:value="0.149403393941355">
            <text:p>14.94%</text:p>
          </table:table-cell>
          <table:table-cell table:formula="of:=(8-[.D20]/2)*TAN([.E20])/0.7" office:value-type="percentage" office:value="0.170761228749454">
            <text:p>17.08%</text:p>
          </table:table-cell>
          <table:table-cell table:formula="of:=(9-[.D20]/2)*TAN([.E20])/0.7" office:value-type="percentage" office:value="0.192119063557553">
            <text:p>19.21%</text:p>
          </table:table-cell>
          <table:table-cell table:formula="of:=(10-[.D20]/2)*TAN([.E20])/0.7" office:value-type="percentage" office:value="0.213476898365652">
            <text:p>21.35%</text:p>
          </table:table-cell>
          <table:table-cell table:number-columns-repeated="33"/>
        </table:table-row>
        <table:table-row table:style-name="ro2">
          <table:table-cell table:number-columns-repeated="2"/>
          <table:table-cell office:value-type="float" office:value="8.9">
            <text:p>8.9</text:p>
          </table:table-cell>
          <table:table-cell office:value-type="float" office:value="0.02">
            <text:p>0.02</text:p>
          </table:table-cell>
          <table:table-cell table:style-name="ce28" table:formula="of:=0.6183488*SQRT(([.D21]/[.C21]))*(1+0.038*LN([.D21]/[.C21]))" office:value-type="float" office:value="0.0225200415648156">
            <text:p>0.02</text:p>
          </table:table-cell>
          <table:table-cell table:formula="of:=[.E21]*180/PI()" office:value-type="float" office:value="1.29030333612312">
            <text:p>1.29</text:p>
          </table:table-cell>
          <table:table-cell table:formula="of:=(2-[.D21]/2)*TAN([.E21])/0.7" office:value-type="percentage" office:value="0.0640320860586208">
            <text:p>6.40%</text:p>
          </table:table-cell>
          <table:table-cell table:formula="of:=(3-[.D21]/2)*TAN([.E21])/0.7" office:value-type="percentage" office:value="0.0962090137262695">
            <text:p>9.62%</text:p>
          </table:table-cell>
          <table:table-cell table:formula="of:=(4-[.D21]/2)*TAN([.E21])/0.7" office:value-type="percentage" office:value="0.128385941393918">
            <text:p>12.84%</text:p>
          </table:table-cell>
          <table:table-cell table:formula="of:=(5-[.D21]/2)*TAN([.E21])/0.7" office:value-type="percentage" office:value="0.160562869061567">
            <text:p>16.06%</text:p>
          </table:table-cell>
          <table:table-cell table:formula="of:=(6-[.D21]/2)*TAN([.E21])/0.7" office:value-type="percentage" office:value="0.192739796729216">
            <text:p>19.27%</text:p>
          </table:table-cell>
          <table:table-cell table:formula="of:=(7-[.D21]/2)*TAN([.E21])/0.7" office:value-type="percentage" office:value="0.224916724396864">
            <text:p>22.49%</text:p>
          </table:table-cell>
          <table:table-cell table:formula="of:=(8-[.D21]/2)*TAN([.E21])/0.7" office:value-type="percentage" office:value="0.257093652064513">
            <text:p>25.71%</text:p>
          </table:table-cell>
          <table:table-cell table:formula="of:=(9-[.D21]/2)*TAN([.E21])/0.7" office:value-type="percentage" office:value="0.289270579732162">
            <text:p>28.93%</text:p>
          </table:table-cell>
          <table:table-cell table:formula="of:=(10-[.D21]/2)*TAN([.E21])/0.7" office:value-type="percentage" office:value="0.32144750739981">
            <text:p>32.14%</text:p>
          </table:table-cell>
          <table:table-cell table:number-columns-repeated="33"/>
        </table:table-row>
        <table:table-row table:style-name="ro2">
          <table:table-cell table:number-columns-repeated="2"/>
          <table:table-cell office:value-type="float" office:value="8.9">
            <text:p>8.9</text:p>
          </table:table-cell>
          <table:table-cell office:value-type="float" office:value="0.027">
            <text:p>0.027</text:p>
          </table:table-cell>
          <table:table-cell table:style-name="ce28" table:formula="of:=0.6183488*SQRT(([.D22]/[.C22]))*(1+0.038*LN([.D22]/[.C22]))" office:value-type="float" office:value="0.0265543214716658">
            <text:p>0.03</text:p>
          </table:table-cell>
          <table:table-cell table:formula="of:=[.E22]*180/PI()" office:value-type="float" office:value="1.52145054816007">
            <text:p>1.52</text:p>
          </table:table-cell>
          <table:table-cell table:formula="of:=(2-[.D22]/2)*TAN([.E22])/0.7" office:value-type="percentage" office:value="0.075375088156917">
            <text:p>7.54%</text:p>
          </table:table-cell>
          <table:table-cell table:formula="of:=(3-[.D22]/2)*TAN([.E22])/0.7" office:value-type="percentage" office:value="0.113318751966087">
            <text:p>11.33%</text:p>
          </table:table-cell>
          <table:table-cell table:formula="of:=(4-[.D22]/2)*TAN([.E22])/0.7" office:value-type="percentage" office:value="0.151262415775258">
            <text:p>15.13%</text:p>
          </table:table-cell>
          <table:table-cell table:formula="of:=(5-[.D22]/2)*TAN([.E22])/0.7" office:value-type="percentage" office:value="0.189206079584428">
            <text:p>18.92%</text:p>
          </table:table-cell>
          <table:table-cell table:formula="of:=(6-[.D22]/2)*TAN([.E22])/0.7" office:value-type="percentage" office:value="0.227149743393599">
            <text:p>22.71%</text:p>
          </table:table-cell>
          <table:table-cell table:formula="of:=(7-[.D22]/2)*TAN([.E22])/0.7" office:value-type="percentage" office:value="0.265093407202769">
            <text:p>26.51%</text:p>
          </table:table-cell>
          <table:table-cell table:formula="of:=(8-[.D22]/2)*TAN([.E22])/0.7" office:value-type="percentage" office:value="0.303037071011939">
            <text:p>30.30%</text:p>
          </table:table-cell>
          <table:table-cell table:formula="of:=(9-[.D22]/2)*TAN([.E22])/0.7" office:value-type="percentage" office:value="0.34098073482111">
            <text:p>34.10%</text:p>
          </table:table-cell>
          <table:table-cell table:formula="of:=(10-[.D22]/2)*TAN([.E22])/0.7" office:value-type="percentage" office:value="0.37892439863028">
            <text:p>37.89%</text:p>
          </table:table-cell>
          <table:table-cell table:number-columns-repeated="33"/>
        </table:table-row>
        <table:table-row table:style-name="ro2">
          <table:table-cell table:number-columns-repeated="2"/>
          <table:table-cell office:value-type="float" office:value="8.9">
            <text:p>8.9</text:p>
          </table:table-cell>
          <table:table-cell table:style-name="ce22" office:value-type="float" office:value="0.04">
            <text:p>0.04</text:p>
          </table:table-cell>
          <table:table-cell table:style-name="ce28" table:formula="of:=0.6183488*SQRT(([.D23]/[.C23]))*(1+0.038*LN([.D23]/[.C23]))" office:value-type="float" office:value="0.0329400348969264">
            <text:p>0.03</text:p>
          </table:table-cell>
          <table:table-cell table:formula="of:=[.E23]*180/PI()" office:value-type="float" office:value="1.88732497660753">
            <text:p>1.89</text:p>
          </table:table-cell>
          <table:table-cell table:formula="of:=(2-[.D23]/2)*TAN([.E23])/0.7" office:value-type="percentage" office:value="0.0932069552792574">
            <text:p>9.32%</text:p>
          </table:table-cell>
          <table:table-cell table:formula="of:=(3-[.D23]/2)*TAN([.E23])/0.7" office:value-type="percentage" office:value="0.140281175117266">
            <text:p>14.03%</text:p>
          </table:table-cell>
          <table:table-cell table:formula="of:=(4-[.D23]/2)*TAN([.E23])/0.7" office:value-type="percentage" office:value="0.187355394955275">
            <text:p>18.74%</text:p>
          </table:table-cell>
          <table:table-cell table:formula="of:=(5-[.D23]/2)*TAN([.E23])/0.7" office:value-type="percentage" office:value="0.234429614793284">
            <text:p>23.44%</text:p>
          </table:table-cell>
          <table:table-cell table:formula="of:=(6-[.D23]/2)*TAN([.E23])/0.7" office:value-type="percentage" office:value="0.281503834631293">
            <text:p>28.15%</text:p>
          </table:table-cell>
          <table:table-cell table:formula="of:=(7-[.D23]/2)*TAN([.E23])/0.7" office:value-type="percentage" office:value="0.328578054469301">
            <text:p>32.86%</text:p>
          </table:table-cell>
          <table:table-cell table:formula="of:=(8-[.D23]/2)*TAN([.E23])/0.7" office:value-type="percentage" office:value="0.37565227430731">
            <text:p>37.57%</text:p>
          </table:table-cell>
          <table:table-cell table:formula="of:=(9-[.D23]/2)*TAN([.E23])/0.7" office:value-type="percentage" office:value="0.422726494145319">
            <text:p>42.27%</text:p>
          </table:table-cell>
          <table:table-cell table:formula="of:=(10-[.D23]/2)*TAN([.E23])/0.7" office:value-type="percentage" office:value="0.469800713983328">
            <text:p>46.98%</text:p>
          </table:table-cell>
          <table:table-cell table:number-columns-repeated="33"/>
        </table:table-row>
        <table:table-row table:style-name="ro2">
          <table:table-cell table:number-columns-repeated="2"/>
          <table:table-cell office:value-type="float" office:value="8.9">
            <text:p>8.9</text:p>
          </table:table-cell>
          <table:table-cell table:style-name="ce22" office:value-type="float" office:value="0.06">
            <text:p>0.06</text:p>
          </table:table-cell>
          <table:table-cell table:style-name="ce28" table:formula="of:=0.6183488*SQRT(([.D24]/[.C24]))*(1+0.038*LN([.D24]/[.C24]))" office:value-type="float" office:value="0.041125398991755">
            <text:p>0.04</text:p>
          </table:table-cell>
          <table:table-cell table:formula="of:=[.E24]*180/PI()" office:value-type="float" office:value="2.35631179301913">
            <text:p>2.36</text:p>
          </table:table-cell>
          <table:table-cell table:formula="of:=(2-[.D24]/2)*TAN([.E24])/0.7" office:value-type="percentage" office:value="0.115803916567124">
            <text:p>11.58%</text:p>
          </table:table-cell>
          <table:table-cell table:formula="of:=(3-[.D24]/2)*TAN([.E24])/0.7" office:value-type="percentage" office:value="0.174587630560589">
            <text:p>17.46%</text:p>
          </table:table-cell>
          <table:table-cell table:formula="of:=(4-[.D24]/2)*TAN([.E24])/0.7" office:value-type="percentage" office:value="0.233371344554053">
            <text:p>23.34%</text:p>
          </table:table-cell>
          <table:table-cell table:formula="of:=(5-[.D24]/2)*TAN([.E24])/0.7" office:value-type="percentage" office:value="0.292155058547517">
            <text:p>29.22%</text:p>
          </table:table-cell>
          <table:table-cell table:formula="of:=(6-[.D24]/2)*TAN([.E24])/0.7" office:value-type="percentage" office:value="0.350938772540981">
            <text:p>35.09%</text:p>
          </table:table-cell>
          <table:table-cell table:formula="of:=(7-[.D24]/2)*TAN([.E24])/0.7" office:value-type="percentage" office:value="0.409722486534445">
            <text:p>40.97%</text:p>
          </table:table-cell>
          <table:table-cell table:formula="of:=(8-[.D24]/2)*TAN([.E24])/0.7" office:value-type="percentage" office:value="0.46850620052791">
            <text:p>46.85%</text:p>
          </table:table-cell>
          <table:table-cell table:formula="of:=(9-[.D24]/2)*TAN([.E24])/0.7" office:value-type="percentage" office:value="0.527289914521374">
            <text:p>52.73%</text:p>
          </table:table-cell>
          <table:table-cell table:formula="of:=(10-[.D24]/2)*TAN([.E24])/0.7" office:value-type="percentage" office:value="0.586073628514838">
            <text:p>58.61%</text:p>
          </table:table-cell>
          <table:table-cell table:number-columns-repeated="33"/>
        </table:table-row>
        <table:table-row table:style-name="ro2">
          <table:table-cell table:number-columns-repeated="2"/>
          <table:table-cell office:value-type="float" office:value="8.9">
            <text:p>8.9</text:p>
          </table:table-cell>
          <table:table-cell table:style-name="ce22" office:value-type="float" office:value="0.1">
            <text:p>0.10</text:p>
          </table:table-cell>
          <table:table-cell table:style-name="ce28" table:formula="of:=0.6183488*SQRT(([.D25]/[.C25]))*(1+0.038*LN([.D25]/[.C25]))" office:value-type="float" office:value="0.0543649772171533">
            <text:p>0.05</text:p>
          </table:table-cell>
          <table:table-cell table:formula="of:=[.E25]*180/PI()" office:value-type="float" office:value="3.11488374786776">
            <text:p>3.11</text:p>
          </table:table-cell>
          <table:table-cell table:formula="of:=(2-[.D25]/2)*TAN([.E25])/0.7" office:value-type="percentage" office:value="0.151594671693559">
            <text:p>15.16%</text:p>
          </table:table-cell>
          <table:table-cell table:formula="of:=(3-[.D25]/2)*TAN([.E25])/0.7" office:value-type="percentage" office:value="0.229335528972307">
            <text:p>22.93%</text:p>
          </table:table-cell>
          <table:table-cell table:formula="of:=(4-[.D25]/2)*TAN([.E25])/0.7" office:value-type="percentage" office:value="0.307076386251055">
            <text:p>30.71%</text:p>
          </table:table-cell>
          <table:table-cell table:formula="of:=(5-[.D25]/2)*TAN([.E25])/0.7" office:value-type="percentage" office:value="0.384817243529803">
            <text:p>38.48%</text:p>
          </table:table-cell>
          <table:table-cell table:formula="of:=(6-[.D25]/2)*TAN([.E25])/0.7" office:value-type="percentage" office:value="0.462558100808551">
            <text:p>46.26%</text:p>
          </table:table-cell>
          <table:table-cell table:formula="of:=(7-[.D25]/2)*TAN([.E25])/0.7" office:value-type="percentage" office:value="0.540298958087299">
            <text:p>54.03%</text:p>
          </table:table-cell>
          <table:table-cell table:formula="of:=(8-[.D25]/2)*TAN([.E25])/0.7" office:value-type="percentage" office:value="0.618039815366047">
            <text:p>61.80%</text:p>
          </table:table-cell>
          <table:table-cell table:formula="of:=(9-[.D25]/2)*TAN([.E25])/0.7" office:value-type="percentage" office:value="0.695780672644795">
            <text:p>69.58%</text:p>
          </table:table-cell>
          <table:table-cell table:formula="of:=(10-[.D25]/2)*TAN([.E25])/0.7" office:value-type="percentage" office:value="0.773521529923543">
            <text:p>77.35%</text:p>
          </table:table-cell>
          <table:table-cell table:number-columns-repeated="33"/>
        </table:table-row>
        <table:table-row table:style-name="ro2">
          <table:table-cell table:number-columns-repeated="2"/>
          <table:table-cell office:value-type="float" office:value="8.9">
            <text:p>8.9</text:p>
          </table:table-cell>
          <table:table-cell table:style-name="ce22" office:value-type="float" office:value="0.14">
            <text:p>0.14</text:p>
          </table:table-cell>
          <table:table-cell table:style-name="ce28" table:formula="of:=0.6183488*SQRT(([.D26]/[.C26]))*(1+0.038*LN([.D26]/[.C26]))" office:value-type="float" office:value="0.0653171058997734">
            <text:p>0.07</text:p>
          </table:table-cell>
          <table:table-cell table:formula="of:=[.E26]*180/PI()" office:value-type="float" office:value="3.74239449806607">
            <text:p>3.74</text:p>
          </table:table-cell>
          <table:table-cell table:formula="of:=(2-[.D26]/2)*TAN([.E26])/0.7" office:value-type="percentage" office:value="0.180345135235152">
            <text:p>18.03%</text:p>
          </table:table-cell>
          <table:table-cell table:formula="of:=(3-[.D26]/2)*TAN([.E26])/0.7" office:value-type="percentage" office:value="0.273788210486526">
            <text:p>27.38%</text:p>
          </table:table-cell>
          <table:table-cell table:formula="of:=(4-[.D26]/2)*TAN([.E26])/0.7" office:value-type="percentage" office:value="0.3672312857379">
            <text:p>36.72%</text:p>
          </table:table-cell>
          <table:table-cell table:formula="of:=(5-[.D26]/2)*TAN([.E26])/0.7" office:value-type="percentage" office:value="0.460674360989274">
            <text:p>46.07%</text:p>
          </table:table-cell>
          <table:table-cell table:formula="of:=(6-[.D26]/2)*TAN([.E26])/0.7" office:value-type="percentage" office:value="0.554117436240648">
            <text:p>55.41%</text:p>
          </table:table-cell>
          <table:table-cell table:formula="of:=(7-[.D26]/2)*TAN([.E26])/0.7" office:value-type="percentage" office:value="0.647560511492022">
            <text:p>64.76%</text:p>
          </table:table-cell>
          <table:table-cell table:formula="of:=(8-[.D26]/2)*TAN([.E26])/0.7" office:value-type="percentage" office:value="0.741003586743396">
            <text:p>74.10%</text:p>
          </table:table-cell>
          <table:table-cell table:formula="of:=(9-[.D26]/2)*TAN([.E26])/0.7" office:value-type="percentage" office:value="0.834446661994769">
            <text:p>83.44%</text:p>
          </table:table-cell>
          <table:table-cell table:formula="of:=(10-[.D26]/2)*TAN([.E26])/0.7" office:value-type="percentage" office:value="0.927889737246144">
            <text:p>92.79%</text:p>
          </table:table-cell>
          <table:table-cell table:number-columns-repeated="33"/>
        </table:table-row>
        <table:table-row table:style-name="ro2">
          <table:table-cell table:number-columns-repeated="2"/>
          <table:table-cell office:value-type="float" office:value="8.9">
            <text:p>8.9</text:p>
          </table:table-cell>
          <table:table-cell office:value-type="float" office:value="0.2">
            <text:p>0.2</text:p>
          </table:table-cell>
          <table:table-cell table:style-name="ce28" table:formula="of:=0.6183488*SQRT(([.D27]/[.C27]))*(1+0.038*LN([.D27]/[.C27]))" office:value-type="float" office:value="0.0793252209628654">
            <text:p>0.08</text:p>
          </table:table-cell>
          <table:table-cell table:formula="of:=[.E27]*180/PI()" office:value-type="float" office:value="4.54500037011487">
            <text:p>4.55</text:p>
          </table:table-cell>
          <table:table-cell table:formula="of:=(2-[.D27]/2)*TAN([.E27])/0.7" office:value-type="percentage" office:value="0.215764068469787">
            <text:p>21.58%</text:p>
          </table:table-cell>
          <table:table-cell table:formula="of:=(3-[.D27]/2)*TAN([.E27])/0.7" office:value-type="percentage" office:value="0.329324104506517">
            <text:p>32.93%</text:p>
          </table:table-cell>
          <table:table-cell table:formula="of:=(4-[.D27]/2)*TAN([.E27])/0.7" office:value-type="percentage" office:value="0.442884140543247">
            <text:p>44.29%</text:p>
          </table:table-cell>
          <table:table-cell table:formula="of:=(5-[.D27]/2)*TAN([.E27])/0.7" office:value-type="percentage" office:value="0.556444176579977">
            <text:p>55.64%</text:p>
          </table:table-cell>
          <table:table-cell table:formula="of:=(6-[.D27]/2)*TAN([.E27])/0.7" office:value-type="percentage" office:value="0.670004212616707">
            <text:p>67.00%</text:p>
          </table:table-cell>
          <table:table-cell table:formula="of:=(7-[.D27]/2)*TAN([.E27])/0.7" office:value-type="percentage" office:value="0.783564248653437">
            <text:p>78.36%</text:p>
          </table:table-cell>
          <table:table-cell table:formula="of:=(8-[.D27]/2)*TAN([.E27])/0.7" office:value-type="percentage" office:value="0.897124284690167">
            <text:p>89.71%</text:p>
          </table:table-cell>
          <table:table-cell table:formula="of:=(9-[.D27]/2)*TAN([.E27])/0.7" office:value-type="percentage" office:value="1.0106843207269">
            <text:p>101.07%</text:p>
          </table:table-cell>
          <table:table-cell table:formula="of:=(10-[.D27]/2)*TAN([.E27])/0.7" office:value-type="percentage" office:value="1.12424435676363">
            <text:p>112.42%</text:p>
          </table:table-cell>
          <table:table-cell table:number-columns-repeated="33"/>
        </table:table-row>
        <table:table-row table:style-name="ro2">
          <table:table-cell table:number-columns-repeated="2"/>
          <table:table-cell office:value-type="float" office:value="8.9">
            <text:p>8.9</text:p>
          </table:table-cell>
          <table:table-cell office:value-type="float" office:value="0.3">
            <text:p>0.3</text:p>
          </table:table-cell>
          <table:table-cell table:style-name="ce28" table:formula="of:=0.6183488*SQRT(([.D28]/[.C28]))*(1+0.038*LN([.D28]/[.C28]))" office:value-type="float" office:value="0.0989023445033698">
            <text:p>0.10</text:p>
          </table:table-cell>
          <table:table-cell table:formula="of:=[.E28]*180/PI()" office:value-type="float" office:value="5.66668692399199">
            <text:p>5.67</text:p>
          </table:table-cell>
          <table:table-cell table:formula="of:=(2-[.D28]/2)*TAN([.E28])/0.7" office:value-type="percentage" office:value="0.26224037565673">
            <text:p>26.22%</text:p>
          </table:table-cell>
          <table:table-cell table:formula="of:=(3-[.D28]/2)*TAN([.E28])/0.7" office:value-type="percentage" office:value="0.403991930065774">
            <text:p>40.40%</text:p>
          </table:table-cell>
          <table:table-cell table:formula="of:=(4-[.D28]/2)*TAN([.E28])/0.7" office:value-type="percentage" office:value="0.545743484474817">
            <text:p>54.57%</text:p>
          </table:table-cell>
          <table:table-cell table:formula="of:=(5-[.D28]/2)*TAN([.E28])/0.7" office:value-type="percentage" office:value="0.687495038883861">
            <text:p>68.75%</text:p>
          </table:table-cell>
          <table:table-cell table:formula="of:=(6-[.D28]/2)*TAN([.E28])/0.7" office:value-type="percentage" office:value="0.829246593292904">
            <text:p>82.92%</text:p>
          </table:table-cell>
          <table:table-cell table:formula="of:=(7-[.D28]/2)*TAN([.E28])/0.7" office:value-type="percentage" office:value="0.970998147701947">
            <text:p>97.10%</text:p>
          </table:table-cell>
          <table:table-cell table:formula="of:=(8-[.D28]/2)*TAN([.E28])/0.7" office:value-type="percentage" office:value="1.11274970211099">
            <text:p>111.27%</text:p>
          </table:table-cell>
          <table:table-cell table:formula="of:=(9-[.D28]/2)*TAN([.E28])/0.7" office:value-type="percentage" office:value="1.25450125652003">
            <text:p>125.45%</text:p>
          </table:table-cell>
          <table:table-cell table:formula="of:=(10-[.D28]/2)*TAN([.E28])/0.7" office:value-type="percentage" office:value="1.39625281092908">
            <text:p>139.63%</text:p>
          </table:table-cell>
          <table:table-cell table:number-columns-repeated="33"/>
        </table:table-row>
        <table:table-row table:style-name="ro2">
          <table:table-cell table:number-columns-repeated="2"/>
          <table:table-cell office:value-type="float" office:value="8.9">
            <text:p>8.9</text:p>
          </table:table-cell>
          <table:table-cell office:value-type="float" office:value="0.4">
            <text:p>0.4</text:p>
          </table:table-cell>
          <table:table-cell table:style-name="ce28" table:formula="of:=0.6183488*SQRT(([.D29]/[.C29]))*(1+0.038*LN([.D29]/[.C29]))" office:value-type="float" office:value="0.115635652213547">
            <text:p>0.12</text:p>
          </table:table-cell>
          <table:table-cell table:formula="of:=[.E29]*180/PI()" office:value-type="float" office:value="6.62543483307886">
            <text:p>6.63</text:p>
          </table:table-cell>
          <table:table-cell table:formula="of:=(2-[.D29]/2)*TAN([.E29])/0.7" office:value-type="percentage" office:value="0.298681290904325">
            <text:p>29.87%</text:p>
          </table:table-cell>
          <table:table-cell table:formula="of:=(3-[.D29]/2)*TAN([.E29])/0.7" office:value-type="percentage" office:value="0.464615341406728">
            <text:p>46.46%</text:p>
          </table:table-cell>
          <table:table-cell table:formula="of:=(4-[.D29]/2)*TAN([.E29])/0.7" office:value-type="percentage" office:value="0.63054939190913">
            <text:p>63.05%</text:p>
          </table:table-cell>
          <table:table-cell table:formula="of:=(5-[.D29]/2)*TAN([.E29])/0.7" office:value-type="percentage" office:value="0.796483442411533">
            <text:p>79.65%</text:p>
          </table:table-cell>
          <table:table-cell table:formula="of:=(6-[.D29]/2)*TAN([.E29])/0.7" office:value-type="percentage" office:value="0.962417492913936">
            <text:p>96.24%</text:p>
          </table:table-cell>
          <table:table-cell table:formula="of:=(7-[.D29]/2)*TAN([.E29])/0.7" office:value-type="percentage" office:value="1.12835154341634">
            <text:p>112.84%</text:p>
          </table:table-cell>
          <table:table-cell table:formula="of:=(8-[.D29]/2)*TAN([.E29])/0.7" office:value-type="percentage" office:value="1.29428559391874">
            <text:p>129.43%</text:p>
          </table:table-cell>
          <table:table-cell table:formula="of:=(9-[.D29]/2)*TAN([.E29])/0.7" office:value-type="percentage" office:value="1.46021964442114">
            <text:p>146.02%</text:p>
          </table:table-cell>
          <table:table-cell table:formula="of:=(10-[.D29]/2)*TAN([.E29])/0.7" office:value-type="percentage" office:value="1.62615369492355">
            <text:p>162.62%</text:p>
          </table:table-cell>
          <table:table-cell table:number-columns-repeated="33"/>
        </table:table-row>
        <table:table-row table:style-name="ro1">
          <table:table-cell/>
          <table:table-cell table:style-name="ce4"/>
          <table:table-cell table:style-name="ce13" office:value-type="float" office:value="8.9">
            <text:p>8.9</text:p>
          </table:table-cell>
          <table:table-cell table:style-name="ce23" office:value-type="float" office:value="0.6">
            <text:p>0.6</text:p>
          </table:table-cell>
          <table:table-cell table:style-name="ce27" table:formula="of:=0.6183488*SQRT(([.D30]/[.C30]))*(1+0.038*LN([.D30]/[.C30]))" office:value-type="float" office:value="0.144097895916414">
            <text:p>0.14</text:p>
          </table:table-cell>
          <table:table-cell table:style-name="ce20" table:formula="of:=[.E30]*180/PI()" office:value-type="float" office:value="8.25620127272595">
            <text:p>8.26</text:p>
          </table:table-cell>
          <table:table-cell table:style-name="ce34" table:formula="of:=(2-[.D30]/2)*TAN([.E30])/0.7" office:value-type="percentage" office:value="0.352394479552675">
            <text:p>35.24%</text:p>
          </table:table-cell>
          <table:table-cell table:style-name="ce34" table:formula="of:=(3-[.D30]/2)*TAN([.E30])/0.7" office:value-type="percentage" office:value="0.559685349877779">
            <text:p>55.97%</text:p>
          </table:table-cell>
          <table:table-cell table:style-name="ce34" table:formula="of:=(4-[.D30]/2)*TAN([.E30])/0.7" office:value-type="percentage" office:value="0.766976220202882">
            <text:p>76.70%</text:p>
          </table:table-cell>
          <table:table-cell table:style-name="ce34" table:formula="of:=(5-[.D30]/2)*TAN([.E30])/0.7" office:value-type="percentage" office:value="0.974267090527985">
            <text:p>97.43%</text:p>
          </table:table-cell>
          <table:table-cell table:style-name="ce34" table:formula="of:=(6-[.D30]/2)*TAN([.E30])/0.7" office:value-type="percentage" office:value="1.18155796085309">
            <text:p>118.16%</text:p>
          </table:table-cell>
          <table:table-cell table:style-name="ce34" table:formula="of:=(7-[.D30]/2)*TAN([.E30])/0.7" office:value-type="percentage" office:value="1.38884883117819">
            <text:p>138.88%</text:p>
          </table:table-cell>
          <table:table-cell table:style-name="ce34" table:formula="of:=(8-[.D30]/2)*TAN([.E30])/0.7" office:value-type="percentage" office:value="1.59613970150329">
            <text:p>159.61%</text:p>
          </table:table-cell>
          <table:table-cell table:style-name="ce34" table:formula="of:=(9-[.D30]/2)*TAN([.E30])/0.7" office:value-type="percentage" office:value="1.8034305718284">
            <text:p>180.34%</text:p>
          </table:table-cell>
          <table:table-cell table:style-name="ce43" table:formula="of:=(10-[.D30]/2)*TAN([.E30])/0.7" office:value-type="percentage" office:value="2.0107214421535">
            <text:p>201.07%</text:p>
          </table:table-cell>
          <table:table-cell table:number-columns-repeated="33"/>
        </table:table-row>
        <table:table-row table:style-name="ro2">
          <table:table-cell/>
          <table:table-cell table:style-name="ce5" office:value-type="string">
            <text:p>W</text:p>
          </table:table-cell>
          <table:table-cell office:value-type="float" office:value="0.35">
            <text:p>0.35</text:p>
          </table:table-cell>
          <table:table-cell office:value-type="float" office:value="0.0025">
            <text:p>0.0025</text:p>
          </table:table-cell>
          <table:table-cell table:formula="of:=0.6183488*SQRT(([.D31]/[.C31]))*(1+0.038*LN([.D31]/[.C31]))" office:value-type="float" office:value="0.0424465008295562">
            <text:p>0.04</text:p>
          </table:table-cell>
          <table:table-cell table:formula="of:=[.E31]*180/PI()" office:value-type="float" office:value="2.43200535263212">
            <text:p>2.43</text:p>
          </table:table-cell>
          <table:table-cell table:formula="of:=(2-[.D31]/2)*TAN([.E31])/0.7" office:value-type="percentage" office:value="0.121272760679909">
            <text:p>12.13%</text:p>
          </table:table-cell>
          <table:table-cell table:formula="of:=(3-[.D31]/2)*TAN([.E31])/0.7" office:value-type="percentage" office:value="0.181947062458476">
            <text:p>18.19%</text:p>
          </table:table-cell>
          <table:table-cell table:formula="of:=(4-[.D31]/2)*TAN([.E31])/0.7" office:value-type="percentage" office:value="0.242621364237042">
            <text:p>24.26%</text:p>
          </table:table-cell>
          <table:table-cell table:formula="of:=(5-[.D31]/2)*TAN([.E31])/0.7" office:value-type="percentage" office:value="0.303295666015608">
            <text:p>30.33%</text:p>
          </table:table-cell>
          <table:table-cell table:formula="of:=(6-[.D31]/2)*TAN([.E31])/0.7" office:value-type="percentage" office:value="0.363969967794175">
            <text:p>36.40%</text:p>
          </table:table-cell>
          <table:table-cell table:formula="of:=(7-[.D31]/2)*TAN([.E31])/0.7" office:value-type="percentage" office:value="0.424644269572741">
            <text:p>42.46%</text:p>
          </table:table-cell>
          <table:table-cell table:formula="of:=(8-[.D31]/2)*TAN([.E31])/0.7" office:value-type="percentage" office:value="0.485318571351307">
            <text:p>48.53%</text:p>
          </table:table-cell>
          <table:table-cell table:formula="of:=(9-[.D31]/2)*TAN([.E31])/0.7" office:value-type="percentage" office:value="0.545992873129874">
            <text:p>54.60%</text:p>
          </table:table-cell>
          <table:table-cell table:formula="of:=(10-[.D31]/2)*TAN([.E31])/0.7" office:value-type="percentage" office:value="0.60666717490844">
            <text:p>60.67%</text:p>
          </table:table-cell>
          <table:table-cell table:number-columns-repeated="33"/>
        </table:table-row>
        <table:table-row table:style-name="ro2">
          <table:table-cell/>
          <table:table-cell table:style-name="ce5"/>
          <table:table-cell office:value-type="float" office:value="0.35">
            <text:p>0.35</text:p>
          </table:table-cell>
          <table:table-cell office:value-type="float" office:value="0.007">
            <text:p>0.007</text:p>
          </table:table-cell>
          <table:table-cell table:formula="of:=0.6183488*SQRT(([.D32]/[.C32]))*(1+0.038*LN([.D32]/[.C32]))" office:value-type="float" office:value="0.0744480203314471">
            <text:p>0.07</text:p>
          </table:table-cell>
          <table:table-cell table:formula="of:=[.E32]*180/PI()" office:value-type="float" office:value="4.26555735809606">
            <text:p>4.27</text:p>
          </table:table-cell>
          <table:table-cell table:formula="of:=(2-[.D32]/2)*TAN([.E32])/0.7" office:value-type="percentage" office:value="0.212729553111559">
            <text:p>21.27%</text:p>
          </table:table-cell>
          <table:table-cell table:formula="of:=(3-[.D32]/2)*TAN([.E32])/0.7" office:value-type="percentage" office:value="0.319280794339487">
            <text:p>31.93%</text:p>
          </table:table-cell>
          <table:table-cell table:formula="of:=(4-[.D32]/2)*TAN([.E32])/0.7" office:value-type="percentage" office:value="0.425832035567415">
            <text:p>42.58%</text:p>
          </table:table-cell>
          <table:table-cell table:formula="of:=(5-[.D32]/2)*TAN([.E32])/0.7" office:value-type="percentage" office:value="0.532383276795344">
            <text:p>53.24%</text:p>
          </table:table-cell>
          <table:table-cell table:formula="of:=(6-[.D32]/2)*TAN([.E32])/0.7" office:value-type="percentage" office:value="0.638934518023272">
            <text:p>63.89%</text:p>
          </table:table-cell>
          <table:table-cell table:formula="of:=(7-[.D32]/2)*TAN([.E32])/0.7" office:value-type="percentage" office:value="0.7454857592512">
            <text:p>74.55%</text:p>
          </table:table-cell>
          <table:table-cell table:formula="of:=(8-[.D32]/2)*TAN([.E32])/0.7" office:value-type="percentage" office:value="0.852037000479128">
            <text:p>85.20%</text:p>
          </table:table-cell>
          <table:table-cell table:formula="of:=(9-[.D32]/2)*TAN([.E32])/0.7" office:value-type="percentage" office:value="0.958588241707056">
            <text:p>95.86%</text:p>
          </table:table-cell>
          <table:table-cell table:formula="of:=(10-[.D32]/2)*TAN([.E32])/0.7" office:value-type="percentage" office:value="1.06513948293498">
            <text:p>106.51%</text:p>
          </table:table-cell>
          <table:table-cell table:number-columns-repeated="33"/>
        </table:table-row>
        <table:table-row table:style-name="ro2">
          <table:table-cell/>
          <table:table-cell table:style-name="ce5"/>
          <table:table-cell office:value-type="float" office:value="0.35">
            <text:p>0.35</text:p>
          </table:table-cell>
          <table:table-cell office:value-type="float" office:value="0.0095">
            <text:p>0.0095</text:p>
          </table:table-cell>
          <table:table-cell table:formula="of:=0.6183488*SQRT(([.D33]/[.C33]))*(1+0.038*LN([.D33]/[.C33]))" office:value-type="float" office:value="0.0879115105326334">
            <text:p>0.09</text:p>
          </table:table-cell>
          <table:table-cell table:formula="of:=[.E33]*180/PI()" office:value-type="float" office:value="5.03695852413978">
            <text:p>5.04</text:p>
          </table:table-cell>
          <table:table-cell table:formula="of:=(2-[.D33]/2)*TAN([.E33])/0.7" office:value-type="percentage" office:value="0.251226732065448">
            <text:p>25.12%</text:p>
          </table:table-cell>
          <table:table-cell table:formula="of:=(3-[.D33]/2)*TAN([.E33])/0.7" office:value-type="percentage" office:value="0.377139140067176">
            <text:p>37.71%</text:p>
          </table:table-cell>
          <table:table-cell table:formula="of:=(4-[.D33]/2)*TAN([.E33])/0.7" office:value-type="percentage" office:value="0.503051548068904">
            <text:p>50.31%</text:p>
          </table:table-cell>
          <table:table-cell table:formula="of:=(5-[.D33]/2)*TAN([.E33])/0.7" office:value-type="percentage" office:value="0.628963956070632">
            <text:p>62.90%</text:p>
          </table:table-cell>
          <table:table-cell table:formula="of:=(6-[.D33]/2)*TAN([.E33])/0.7" office:value-type="percentage" office:value="0.75487636407236">
            <text:p>75.49%</text:p>
          </table:table-cell>
          <table:table-cell table:formula="of:=(7-[.D33]/2)*TAN([.E33])/0.7" office:value-type="percentage" office:value="0.880788772074089">
            <text:p>88.08%</text:p>
          </table:table-cell>
          <table:table-cell table:formula="of:=(8-[.D33]/2)*TAN([.E33])/0.7" office:value-type="percentage" office:value="1.00670118007582">
            <text:p>100.67%</text:p>
          </table:table-cell>
          <table:table-cell table:formula="of:=(9-[.D33]/2)*TAN([.E33])/0.7" office:value-type="percentage" office:value="1.13261358807755">
            <text:p>113.26%</text:p>
          </table:table-cell>
          <table:table-cell table:formula="of:=(10-[.D33]/2)*TAN([.E33])/0.7" office:value-type="percentage" office:value="1.25852599607927">
            <text:p>125.85%</text:p>
          </table:table-cell>
          <table:table-cell table:number-columns-repeated="33"/>
        </table:table-row>
        <table:table-row table:style-name="ro2">
          <table:table-cell/>
          <table:table-cell table:style-name="ce5"/>
          <table:table-cell office:value-type="float" office:value="0.35">
            <text:p>0.35</text:p>
          </table:table-cell>
          <table:table-cell office:value-type="float" office:value="0.02">
            <text:p>0.02</text:p>
          </table:table-cell>
          <table:table-cell table:formula="of:=0.6183488*SQRT(([.D34]/[.C34]))*(1+0.038*LN([.D34]/[.C34]))" office:value-type="float" office:value="0.13173688721328">
            <text:p>0.13</text:p>
          </table:table-cell>
          <table:table-cell table:formula="of:=[.E34]*180/PI()" office:value-type="float" office:value="7.54796764351188">
            <text:p>7.55</text:p>
          </table:table-cell>
          <table:table-cell table:formula="of:=(2-[.D34]/2)*TAN([.E34])/0.7" office:value-type="percentage" office:value="0.376690783026116">
            <text:p>37.67%</text:p>
          </table:table-cell>
          <table:table-cell table:formula="of:=(3-[.D34]/2)*TAN([.E34])/0.7" office:value-type="percentage" office:value="0.565982633793008">
            <text:p>56.60%</text:p>
          </table:table-cell>
          <table:table-cell table:formula="of:=(4-[.D34]/2)*TAN([.E34])/0.7" office:value-type="percentage" office:value="0.755274484559901">
            <text:p>75.53%</text:p>
          </table:table-cell>
          <table:table-cell table:formula="of:=(5-[.D34]/2)*TAN([.E34])/0.7" office:value-type="percentage" office:value="0.944566335326794">
            <text:p>94.46%</text:p>
          </table:table-cell>
          <table:table-cell table:formula="of:=(6-[.D34]/2)*TAN([.E34])/0.7" office:value-type="percentage" office:value="1.13385818609369">
            <text:p>113.39%</text:p>
          </table:table-cell>
          <table:table-cell table:formula="of:=(7-[.D34]/2)*TAN([.E34])/0.7" office:value-type="percentage" office:value="1.32315003686058">
            <text:p>132.32%</text:p>
          </table:table-cell>
          <table:table-cell table:formula="of:=(8-[.D34]/2)*TAN([.E34])/0.7" office:value-type="percentage" office:value="1.51244188762747">
            <text:p>151.24%</text:p>
          </table:table-cell>
          <table:table-cell table:formula="of:=(9-[.D34]/2)*TAN([.E34])/0.7" office:value-type="percentage" office:value="1.70173373839436">
            <text:p>170.17%</text:p>
          </table:table-cell>
          <table:table-cell table:formula="of:=(10-[.D34]/2)*TAN([.E34])/0.7" office:value-type="percentage" office:value="1.89102558916126">
            <text:p>189.10%</text:p>
          </table:table-cell>
          <table:table-cell table:number-columns-repeated="33"/>
        </table:table-row>
        <table:table-row table:style-name="ro2">
          <table:table-cell/>
          <table:table-cell table:style-name="ce5"/>
          <table:table-cell office:value-type="float" office:value="0.35">
            <text:p>0.35</text:p>
          </table:table-cell>
          <table:table-cell office:value-type="float" office:value="0.027">
            <text:p>0.027</text:p>
          </table:table-cell>
          <table:table-cell table:formula="of:=0.6183488*SQRT(([.D35]/[.C35]))*(1+0.038*LN([.D35]/[.C35]))" office:value-type="float" office:value="0.15502299441312">
            <text:p>0.16</text:p>
          </table:table-cell>
          <table:table-cell table:formula="of:=[.E35]*180/PI()" office:value-type="float" office:value="8.88216330735189">
            <text:p>8.88</text:p>
          </table:table-cell>
          <table:table-cell table:formula="of:=(2-[.D35]/2)*TAN([.E35])/0.7" office:value-type="percentage" office:value="0.443491498565968">
            <text:p>44.35%</text:p>
          </table:table-cell>
          <table:table-cell table:formula="of:=(3-[.D35]/2)*TAN([.E35])/0.7" office:value-type="percentage" office:value="0.666744203607985">
            <text:p>66.67%</text:p>
          </table:table-cell>
          <table:table-cell table:formula="of:=(4-[.D35]/2)*TAN([.E35])/0.7" office:value-type="percentage" office:value="0.889996908650003">
            <text:p>89.00%</text:p>
          </table:table-cell>
          <table:table-cell table:formula="of:=(5-[.D35]/2)*TAN([.E35])/0.7" office:value-type="percentage" office:value="1.11324961369202">
            <text:p>111.32%</text:p>
          </table:table-cell>
          <table:table-cell table:formula="of:=(6-[.D35]/2)*TAN([.E35])/0.7" office:value-type="percentage" office:value="1.33650231873404">
            <text:p>133.65%</text:p>
          </table:table-cell>
          <table:table-cell table:formula="of:=(7-[.D35]/2)*TAN([.E35])/0.7" office:value-type="percentage" office:value="1.55975502377606">
            <text:p>155.98%</text:p>
          </table:table-cell>
          <table:table-cell table:formula="of:=(8-[.D35]/2)*TAN([.E35])/0.7" office:value-type="percentage" office:value="1.78300772881807">
            <text:p>178.30%</text:p>
          </table:table-cell>
          <table:table-cell table:formula="of:=(9-[.D35]/2)*TAN([.E35])/0.7" office:value-type="percentage" office:value="2.00626043386009">
            <text:p>200.63%</text:p>
          </table:table-cell>
          <table:table-cell table:formula="of:=(10-[.D35]/2)*TAN([.E35])/0.7" office:value-type="percentage" office:value="2.22951313890211">
            <text:p>222.95%</text:p>
          </table:table-cell>
          <table:table-cell table:number-columns-repeated="33"/>
        </table:table-row>
        <table:table-row table:style-name="ro2">
          <table:table-cell/>
          <table:table-cell table:style-name="ce5"/>
          <table:table-cell office:value-type="float" office:value="0.35">
            <text:p>0.35</text:p>
          </table:table-cell>
          <table:table-cell table:style-name="ce22" office:value-type="float" office:value="0.04">
            <text:p>0.04</text:p>
          </table:table-cell>
          <table:table-cell table:formula="of:=0.6183488*SQRT(([.D36]/[.C36]))*(1+0.038*LN([.D36]/[.C36]))" office:value-type="float" office:value="0.191810122309705">
            <text:p>0.19</text:p>
          </table:table-cell>
          <table:table-cell table:formula="of:=[.E36]*180/PI()" office:value-type="float" office:value="10.9899104762342">
            <text:p>10.99</text:p>
          </table:table-cell>
          <table:table-cell table:formula="of:=(2-[.D36]/2)*TAN([.E36])/0.7" office:value-type="percentage" office:value="0.549301687942757">
            <text:p>54.93%</text:p>
          </table:table-cell>
          <table:table-cell table:formula="of:=(3-[.D36]/2)*TAN([.E36])/0.7" office:value-type="percentage" office:value="0.826726782863341">
            <text:p>82.67%</text:p>
          </table:table-cell>
          <table:table-cell table:formula="of:=(4-[.D36]/2)*TAN([.E36])/0.7" office:value-type="percentage" office:value="1.10415187778393">
            <text:p>110.42%</text:p>
          </table:table-cell>
          <table:table-cell table:formula="of:=(5-[.D36]/2)*TAN([.E36])/0.7" office:value-type="percentage" office:value="1.38157697270451">
            <text:p>138.16%</text:p>
          </table:table-cell>
          <table:table-cell table:formula="of:=(6-[.D36]/2)*TAN([.E36])/0.7" office:value-type="percentage" office:value="1.65900206762509">
            <text:p>165.90%</text:p>
          </table:table-cell>
          <table:table-cell table:formula="of:=(7-[.D36]/2)*TAN([.E36])/0.7" office:value-type="percentage" office:value="1.93642716254568">
            <text:p>193.64%</text:p>
          </table:table-cell>
          <table:table-cell table:formula="of:=(8-[.D36]/2)*TAN([.E36])/0.7" office:value-type="percentage" office:value="2.21385225746626">
            <text:p>221.39%</text:p>
          </table:table-cell>
          <table:table-cell table:formula="of:=(9-[.D36]/2)*TAN([.E36])/0.7" office:value-type="percentage" office:value="2.49127735238685">
            <text:p>249.13%</text:p>
          </table:table-cell>
          <table:table-cell table:formula="of:=(10-[.D36]/2)*TAN([.E36])/0.7" office:value-type="percentage" office:value="2.76870244730743">
            <text:p>276.87%</text:p>
          </table:table-cell>
          <table:table-cell table:number-columns-repeated="33"/>
        </table:table-row>
        <table:table-row table:style-name="ro2">
          <table:table-cell/>
          <table:table-cell table:style-name="ce5"/>
          <table:table-cell office:value-type="float" office:value="0.35">
            <text:p>0.35</text:p>
          </table:table-cell>
          <table:table-cell table:style-name="ce22" office:value-type="float" office:value="0.06">
            <text:p>0.06</text:p>
          </table:table-cell>
          <table:table-cell table:formula="of:=0.6183488*SQRT(([.D37]/[.C37]))*(1+0.038*LN([.D37]/[.C37]))" office:value-type="float" office:value="0.238863147495933">
            <text:p>0.24</text:p>
          </table:table-cell>
          <table:table-cell table:formula="of:=[.E37]*180/PI()" office:value-type="float" office:value="13.6858502327278">
            <text:p>13.69</text:p>
          </table:table-cell>
          <table:table-cell table:formula="of:=(2-[.D37]/2)*TAN([.E37])/0.7" office:value-type="percentage" office:value="0.68531263264252">
            <text:p>68.53%</text:p>
          </table:table-cell>
          <table:table-cell table:formula="of:=(3-[.D37]/2)*TAN([.E37])/0.7" office:value-type="percentage" office:value="1.03318706545598">
            <text:p>103.32%</text:p>
          </table:table-cell>
          <table:table-cell table:formula="of:=(4-[.D37]/2)*TAN([.E37])/0.7" office:value-type="percentage" office:value="1.38106149826944">
            <text:p>138.11%</text:p>
          </table:table-cell>
          <table:table-cell table:formula="of:=(5-[.D37]/2)*TAN([.E37])/0.7" office:value-type="percentage" office:value="1.72893593108291">
            <text:p>172.89%</text:p>
          </table:table-cell>
          <table:table-cell table:formula="of:=(6-[.D37]/2)*TAN([.E37])/0.7" office:value-type="percentage" office:value="2.07681036389637">
            <text:p>207.68%</text:p>
          </table:table-cell>
          <table:table-cell table:formula="of:=(7-[.D37]/2)*TAN([.E37])/0.7" office:value-type="percentage" office:value="2.42468479670983">
            <text:p>242.47%</text:p>
          </table:table-cell>
          <table:table-cell table:formula="of:=(8-[.D37]/2)*TAN([.E37])/0.7" office:value-type="percentage" office:value="2.77255922952329">
            <text:p>277.26%</text:p>
          </table:table-cell>
          <table:table-cell table:formula="of:=(9-[.D37]/2)*TAN([.E37])/0.7" office:value-type="percentage" office:value="3.12043366233675">
            <text:p>312.04%</text:p>
          </table:table-cell>
          <table:table-cell table:formula="of:=(10-[.D37]/2)*TAN([.E37])/0.7" office:value-type="percentage" office:value="3.46830809515021">
            <text:p>346.83%</text:p>
          </table:table-cell>
          <table:table-cell table:number-columns-repeated="33"/>
        </table:table-row>
        <table:table-row table:style-name="ro2">
          <table:table-cell/>
          <table:table-cell table:style-name="ce5"/>
          <table:table-cell office:value-type="float" office:value="0.35">
            <text:p>0.35</text:p>
          </table:table-cell>
          <table:table-cell table:style-name="ce22" office:value-type="float" office:value="0.1">
            <text:p>0.10</text:p>
          </table:table-cell>
          <table:table-cell table:formula="of:=0.6183488*SQRT(([.D38]/[.C38]))*(1+0.038*LN([.D38]/[.C38]))" office:value-type="float" office:value="0.314786870603418">
            <text:p>0.31</text:p>
          </table:table-cell>
          <table:table-cell table:formula="of:=[.E38]*180/PI()" office:value-type="float" office:value="18.0359591317066">
            <text:p>18.04</text:p>
          </table:table-cell>
          <table:table-cell table:formula="of:=(2-[.D38]/2)*TAN([.E38])/0.7" office:value-type="percentage" office:value="0.907066738888467">
            <text:p>90.71%</text:p>
          </table:table-cell>
          <table:table-cell table:formula="of:=(3-[.D38]/2)*TAN([.E38])/0.7" office:value-type="percentage" office:value="1.37222916908768">
            <text:p>137.22%</text:p>
          </table:table-cell>
          <table:table-cell table:formula="of:=(4-[.D38]/2)*TAN([.E38])/0.7" office:value-type="percentage" office:value="1.8373915992869">
            <text:p>183.74%</text:p>
          </table:table-cell>
          <table:table-cell table:formula="of:=(5-[.D38]/2)*TAN([.E38])/0.7" office:value-type="percentage" office:value="2.30255402948611">
            <text:p>230.26%</text:p>
          </table:table-cell>
          <table:table-cell table:formula="of:=(6-[.D38]/2)*TAN([.E38])/0.7" office:value-type="percentage" office:value="2.76771645968532">
            <text:p>276.77%</text:p>
          </table:table-cell>
          <table:table-cell table:formula="of:=(7-[.D38]/2)*TAN([.E38])/0.7" office:value-type="percentage" office:value="3.23287888988454">
            <text:p>323.29%</text:p>
          </table:table-cell>
          <table:table-cell table:formula="of:=(8-[.D38]/2)*TAN([.E38])/0.7" office:value-type="percentage" office:value="3.69804132008375">
            <text:p>369.80%</text:p>
          </table:table-cell>
          <table:table-cell table:formula="of:=(9-[.D38]/2)*TAN([.E38])/0.7" office:value-type="percentage" office:value="4.16320375028296">
            <text:p>416.32%</text:p>
          </table:table-cell>
          <table:table-cell table:formula="of:=(10-[.D38]/2)*TAN([.E38])/0.7" office:value-type="percentage" office:value="4.62836618048218">
            <text:p>462.84%</text:p>
          </table:table-cell>
          <table:table-cell table:number-columns-repeated="33"/>
        </table:table-row>
        <table:table-row table:style-name="ro2">
          <table:table-cell/>
          <table:table-cell table:style-name="ce5"/>
          <table:table-cell office:value-type="float" office:value="0.35">
            <text:p>0.35</text:p>
          </table:table-cell>
          <table:table-cell table:style-name="ce22" office:value-type="float" office:value="0.14">
            <text:p>0.14</text:p>
          </table:table-cell>
          <table:table-cell table:formula="of:=0.6183488*SQRT(([.D39]/[.C39]))*(1+0.038*LN([.D39]/[.C39]))" office:value-type="float" office:value="0.377461151553031">
            <text:p>0.38</text:p>
          </table:table-cell>
          <table:table-cell table:formula="of:=[.E39]*180/PI()" office:value-type="float" office:value="21.6269309141366">
            <text:p>21.63</text:p>
          </table:table-cell>
          <table:table-cell table:formula="of:=(2-[.D39]/2)*TAN([.E39])/0.7" office:value-type="percentage" office:value="1.09312946057905">
            <text:p>109.31%</text:p>
          </table:table-cell>
          <table:table-cell table:formula="of:=(3-[.D39]/2)*TAN([.E39])/0.7" office:value-type="percentage" office:value="1.6595177821226">
            <text:p>165.95%</text:p>
          </table:table-cell>
          <table:table-cell table:formula="of:=(4-[.D39]/2)*TAN([.E39])/0.7" office:value-type="percentage" office:value="2.22590610366616">
            <text:p>222.59%</text:p>
          </table:table-cell>
          <table:table-cell table:formula="of:=(5-[.D39]/2)*TAN([.E39])/0.7" office:value-type="percentage" office:value="2.79229442520971">
            <text:p>279.23%</text:p>
          </table:table-cell>
          <table:table-cell table:formula="of:=(6-[.D39]/2)*TAN([.E39])/0.7" office:value-type="percentage" office:value="3.35868274675326">
            <text:p>335.87%</text:p>
          </table:table-cell>
          <table:table-cell table:formula="of:=(7-[.D39]/2)*TAN([.E39])/0.7" office:value-type="percentage" office:value="3.92507106829681">
            <text:p>392.51%</text:p>
          </table:table-cell>
          <table:table-cell table:formula="of:=(8-[.D39]/2)*TAN([.E39])/0.7" office:value-type="percentage" office:value="4.49145938984036">
            <text:p>449.15%</text:p>
          </table:table-cell>
          <table:table-cell table:formula="of:=(9-[.D39]/2)*TAN([.E39])/0.7" office:value-type="percentage" office:value="5.05784771138391">
            <text:p>505.78%</text:p>
          </table:table-cell>
          <table:table-cell table:formula="of:=(10-[.D39]/2)*TAN([.E39])/0.7" office:value-type="percentage" office:value="5.62423603292746">
            <text:p>562.42%</text:p>
          </table:table-cell>
          <table:table-cell table:number-columns-repeated="33"/>
        </table:table-row>
        <table:table-row table:style-name="ro1">
          <table:table-cell/>
          <table:table-cell table:style-name="ce6"/>
          <table:table-cell table:style-name="ce13" office:value-type="float" office:value="0.35">
            <text:p>0.35</text:p>
          </table:table-cell>
          <table:table-cell table:style-name="ce24" office:value-type="float" office:value="0.2">
            <text:p>0.20</text:p>
          </table:table-cell>
          <table:table-cell table:style-name="ce30" table:formula="of:=0.6183488*SQRT(([.D40]/[.C40]))*(1+0.038*LN([.D40]/[.C40]))" office:value-type="float" office:value="0.457487718466711">
            <text:p>0.46</text:p>
          </table:table-cell>
          <table:table-cell table:style-name="ce20" table:formula="of:=[.E40]*180/PI()" office:value-type="float" office:value="26.2121154472118">
            <text:p>26.21</text:p>
          </table:table-cell>
          <table:table-cell table:style-name="ce34" table:formula="of:=(2-[.D40]/2)*TAN([.E40])/0.7" office:value-type="percentage" office:value="1.33630713788735">
            <text:p>133.63%</text:p>
          </table:table-cell>
          <table:table-cell table:style-name="ce34" table:formula="of:=(3-[.D40]/2)*TAN([.E40])/0.7" office:value-type="percentage" office:value="2.03962668414385">
            <text:p>203.96%</text:p>
          </table:table-cell>
          <table:table-cell table:style-name="ce34" table:formula="of:=(4-[.D40]/2)*TAN([.E40])/0.7" office:value-type="percentage" office:value="2.74294623040035">
            <text:p>274.29%</text:p>
          </table:table-cell>
          <table:table-cell table:style-name="ce34" table:formula="of:=(5-[.D40]/2)*TAN([.E40])/0.7" office:value-type="percentage" office:value="3.44626577665686">
            <text:p>344.63%</text:p>
          </table:table-cell>
          <table:table-cell table:style-name="ce34" table:formula="of:=(6-[.D40]/2)*TAN([.E40])/0.7" office:value-type="percentage" office:value="4.14958532291336">
            <text:p>414.96%</text:p>
          </table:table-cell>
          <table:table-cell table:style-name="ce34" table:formula="of:=(7-[.D40]/2)*TAN([.E40])/0.7" office:value-type="percentage" office:value="4.85290486916986">
            <text:p>485.29%</text:p>
          </table:table-cell>
          <table:table-cell table:style-name="ce34" table:formula="of:=(8-[.D40]/2)*TAN([.E40])/0.7" office:value-type="percentage" office:value="5.55622441542636">
            <text:p>555.62%</text:p>
          </table:table-cell>
          <table:table-cell table:style-name="ce34" table:formula="of:=(9-[.D40]/2)*TAN([.E40])/0.7" office:value-type="percentage" office:value="6.25954396168286">
            <text:p>625.95%</text:p>
          </table:table-cell>
          <table:table-cell table:style-name="ce43" table:formula="of:=(10-[.D40]/2)*TAN([.E40])/0.7" office:value-type="percentage" office:value="6.96286350793936">
            <text:p>696.29%</text:p>
          </table:table-cell>
          <table:table-cell table:number-columns-repeated="33"/>
        </table:table-row>
        <table:table-row table:style-name="ro2">
          <table:table-cell/>
          <table:table-cell table:style-name="ce7" office:value-type="string">
            <text:p>Peek</text:p>
          </table:table-cell>
          <table:table-cell table:style-name="ce14" office:value-type="float" office:value="31.96">
            <text:p>31.96</text:p>
          </table:table-cell>
          <table:table-cell office:value-type="float" office:value="0.1">
            <text:p>0.1</text:p>
          </table:table-cell>
          <table:table-cell table:formula="of:=0.6183488*SQRT(([.D41]/[.C41]))*(1+0.038*LN([.D41]/[.C41]))" office:value-type="float" office:value="0.0270083773259462">
            <text:p>0.03</text:p>
          </table:table-cell>
          <table:table-cell table:formula="of:=[.E41]*180/PI()" office:value-type="float" office:value="1.54746603227355">
            <text:p>1.55</text:p>
          </table:table-cell>
          <table:table-cell table:formula="of:=(2-[.D41]/2)*TAN([.E41])/0.7" office:value-type="percentage" office:value="0.0752559219795555">
            <text:p>7.53%</text:p>
          </table:table-cell>
          <table:table-cell table:formula="of:=(3-[.D41]/2)*TAN([.E41])/0.7" office:value-type="percentage" office:value="0.113848702481892">
            <text:p>11.38%</text:p>
          </table:table-cell>
          <table:table-cell table:formula="of:=(4-[.D41]/2)*TAN([.E41])/0.7" office:value-type="percentage" office:value="0.152441482984228">
            <text:p>15.24%</text:p>
          </table:table-cell>
          <table:table-cell table:formula="of:=(5-[.D41]/2)*TAN([.E41])/0.7" office:value-type="percentage" office:value="0.191034263486564">
            <text:p>19.10%</text:p>
          </table:table-cell>
          <table:table-cell table:formula="of:=(6-[.D41]/2)*TAN([.E41])/0.7" office:value-type="percentage" office:value="0.2296270439889">
            <text:p>22.96%</text:p>
          </table:table-cell>
          <table:table-cell table:formula="of:=(7-[.D41]/2)*TAN([.E41])/0.7" office:value-type="percentage" office:value="0.268219824491236">
            <text:p>26.82%</text:p>
          </table:table-cell>
          <table:table-cell table:formula="of:=(8-[.D41]/2)*TAN([.E41])/0.7" office:value-type="percentage" office:value="0.306812604993572">
            <text:p>30.68%</text:p>
          </table:table-cell>
          <table:table-cell table:formula="of:=(9-[.D41]/2)*TAN([.E41])/0.7" office:value-type="percentage" office:value="0.345405385495909">
            <text:p>34.54%</text:p>
          </table:table-cell>
          <table:table-cell table:formula="of:=(10-[.D41]/2)*TAN([.E41])/0.7" office:value-type="percentage" office:value="0.383998165998245">
            <text:p>38.40%</text:p>
          </table:table-cell>
          <table:table-cell table:number-columns-repeated="33"/>
        </table:table-row>
        <table:table-row table:style-name="ro2">
          <table:table-cell/>
          <table:table-cell table:style-name="ce8"/>
          <table:table-cell table:style-name="ce14" office:value-type="float" office:value="31.96">
            <text:p>31.96</text:p>
          </table:table-cell>
          <table:table-cell office:value-type="float" office:value="0.6">
            <text:p>0.6</text:p>
          </table:table-cell>
          <table:table-cell table:formula="of:=0.6183488*SQRT(([.D42]/[.C42]))*(1+0.038*LN([.D42]/[.C42]))" office:value-type="float" office:value="0.0719253251847885">
            <text:p>0.07</text:p>
          </table:table-cell>
          <table:table-cell table:formula="of:=[.E42]*180/PI()" office:value-type="float" office:value="4.12101757319439">
            <text:p>4.12</text:p>
          </table:table-cell>
          <table:table-cell table:formula="of:=(2-[.D42]/2)*TAN([.E42])/0.7" office:value-type="percentage" office:value="0.174977628327761">
            <text:p>17.50%</text:p>
          </table:table-cell>
          <table:table-cell table:formula="of:=(3-[.D42]/2)*TAN([.E42])/0.7" office:value-type="percentage" office:value="0.277905644991149">
            <text:p>27.79%</text:p>
          </table:table-cell>
          <table:table-cell table:formula="of:=(4-[.D42]/2)*TAN([.E42])/0.7" office:value-type="percentage" office:value="0.380833661654538">
            <text:p>38.08%</text:p>
          </table:table-cell>
          <table:table-cell table:formula="of:=(5-[.D42]/2)*TAN([.E42])/0.7" office:value-type="percentage" office:value="0.483761678317926">
            <text:p>48.38%</text:p>
          </table:table-cell>
          <table:table-cell table:formula="of:=(6-[.D42]/2)*TAN([.E42])/0.7" office:value-type="percentage" office:value="0.586689694981315">
            <text:p>58.67%</text:p>
          </table:table-cell>
          <table:table-cell table:formula="of:=(7-[.D42]/2)*TAN([.E42])/0.7" office:value-type="percentage" office:value="0.689617711644704">
            <text:p>68.96%</text:p>
          </table:table-cell>
          <table:table-cell table:formula="of:=(8-[.D42]/2)*TAN([.E42])/0.7" office:value-type="percentage" office:value="0.792545728308092">
            <text:p>79.25%</text:p>
          </table:table-cell>
          <table:table-cell table:formula="of:=(9-[.D42]/2)*TAN([.E42])/0.7" office:value-type="percentage" office:value="0.895473744971481">
            <text:p>89.55%</text:p>
          </table:table-cell>
          <table:table-cell table:formula="of:=(10-[.D42]/2)*TAN([.E42])/0.7" office:value-type="percentage" office:value="0.998401761634869">
            <text:p>99.84%</text:p>
          </table:table-cell>
          <table:table-cell table:number-columns-repeated="33"/>
        </table:table-row>
        <table:table-row table:style-name="ro2">
          <table:table-cell/>
          <table:table-cell table:style-name="ce8"/>
          <table:table-cell table:style-name="ce14" office:value-type="float" office:value="31.96">
            <text:p>31.96</text:p>
          </table:table-cell>
          <table:table-cell office:value-type="float" office:value="1.1">
            <text:p>1.1</text:p>
          </table:table-cell>
          <table:table-cell table:formula="of:=0.6183488*SQRT(([.D43]/[.C43]))*(1+0.038*LN([.D43]/[.C43]))" office:value-type="float" office:value="0.100029637836371">
            <text:p>0.10</text:p>
          </table:table-cell>
          <table:table-cell table:formula="of:=[.E43]*180/PI()" office:value-type="float" office:value="5.73127607424619">
            <text:p>5.73</text:p>
          </table:table-cell>
          <table:table-cell table:formula="of:=(2-[.D43]/2)*TAN([.E43])/0.7" office:value-type="percentage" office:value="0.207898117350962">
            <text:p>20.79%</text:p>
          </table:table-cell>
          <table:table-cell table:formula="of:=(3-[.D43]/2)*TAN([.E43])/0.7" office:value-type="percentage" office:value="0.351276129317143">
            <text:p>35.13%</text:p>
          </table:table-cell>
          <table:table-cell table:formula="of:=(4-[.D43]/2)*TAN([.E43])/0.7" office:value-type="percentage" office:value="0.494654141283323">
            <text:p>49.47%</text:p>
          </table:table-cell>
          <table:table-cell table:formula="of:=(5-[.D43]/2)*TAN([.E43])/0.7" office:value-type="percentage" office:value="0.638032153249504">
            <text:p>63.80%</text:p>
          </table:table-cell>
          <table:table-cell table:formula="of:=(6-[.D43]/2)*TAN([.E43])/0.7" office:value-type="percentage" office:value="0.781410165215685">
            <text:p>78.14%</text:p>
          </table:table-cell>
          <table:table-cell table:formula="of:=(7-[.D43]/2)*TAN([.E43])/0.7" office:value-type="percentage" office:value="0.924788177181866">
            <text:p>92.48%</text:p>
          </table:table-cell>
          <table:table-cell table:formula="of:=(8-[.D43]/2)*TAN([.E43])/0.7" office:value-type="percentage" office:value="1.06816618914805">
            <text:p>106.82%</text:p>
          </table:table-cell>
          <table:table-cell table:formula="of:=(9-[.D43]/2)*TAN([.E43])/0.7" office:value-type="percentage" office:value="1.21154420111423">
            <text:p>121.15%</text:p>
          </table:table-cell>
          <table:table-cell table:formula="of:=(10-[.D43]/2)*TAN([.E43])/0.7" office:value-type="percentage" office:value="1.35492221308041">
            <text:p>135.49%</text:p>
          </table:table-cell>
          <table:table-cell table:number-columns-repeated="33"/>
        </table:table-row>
        <table:table-row table:style-name="ro2">
          <table:table-cell/>
          <table:table-cell table:style-name="ce8"/>
          <table:table-cell table:style-name="ce14" office:value-type="float" office:value="31.96">
            <text:p>31.96</text:p>
          </table:table-cell>
          <table:table-cell office:value-type="float" office:value="1.6">
            <text:p>1.6</text:p>
          </table:table-cell>
          <table:table-cell table:formula="of:=0.6183488*SQRT(([.D44]/[.C44]))*(1+0.038*LN([.D44]/[.C44]))" office:value-type="float" office:value="0.122610208013459">
            <text:p>0.12</text:p>
          </table:table-cell>
          <table:table-cell table:formula="of:=[.E44]*180/PI()" office:value-type="float" office:value="7.0250474443923">
            <text:p>7.03</text:p>
          </table:table-cell>
          <table:table-cell table:formula="of:=(2-[.D44]/2)*TAN([.E44])/0.7" office:value-type="percentage" office:value="0.211248575616489">
            <text:p>21.12%</text:p>
          </table:table-cell>
          <table:table-cell table:formula="of:=(3-[.D44]/2)*TAN([.E44])/0.7" office:value-type="percentage" office:value="0.387289055296896">
            <text:p>38.73%</text:p>
          </table:table-cell>
          <table:table-cell table:formula="of:=(4-[.D44]/2)*TAN([.E44])/0.7" office:value-type="percentage" office:value="0.563329534977303">
            <text:p>56.33%</text:p>
          </table:table-cell>
          <table:table-cell table:formula="of:=(5-[.D44]/2)*TAN([.E44])/0.7" office:value-type="percentage" office:value="0.73937001465771">
            <text:p>73.94%</text:p>
          </table:table-cell>
          <table:table-cell table:formula="of:=(6-[.D44]/2)*TAN([.E44])/0.7" office:value-type="percentage" office:value="0.915410494338117">
            <text:p>91.54%</text:p>
          </table:table-cell>
          <table:table-cell table:formula="of:=(7-[.D44]/2)*TAN([.E44])/0.7" office:value-type="percentage" office:value="1.09145097401852">
            <text:p>109.15%</text:p>
          </table:table-cell>
          <table:table-cell table:formula="of:=(8-[.D44]/2)*TAN([.E44])/0.7" office:value-type="percentage" office:value="1.26749145369893">
            <text:p>126.75%</text:p>
          </table:table-cell>
          <table:table-cell table:formula="of:=(9-[.D44]/2)*TAN([.E44])/0.7" office:value-type="percentage" office:value="1.44353193337934">
            <text:p>144.35%</text:p>
          </table:table-cell>
          <table:table-cell table:formula="of:=(10-[.D44]/2)*TAN([.E44])/0.7" office:value-type="percentage" office:value="1.61957241305975">
            <text:p>161.96%</text:p>
          </table:table-cell>
          <table:table-cell table:number-columns-repeated="33"/>
        </table:table-row>
        <table:table-row table:style-name="ro2">
          <table:table-cell/>
          <table:table-cell table:style-name="ce8"/>
          <table:table-cell table:style-name="ce14" office:value-type="float" office:value="31.96">
            <text:p>31.96</text:p>
          </table:table-cell>
          <table:table-cell office:value-type="float" office:value="2.1">
            <text:p>2.1</text:p>
          </table:table-cell>
          <table:table-cell table:formula="of:=0.6183488*SQRT(([.D45]/[.C45]))*(1+0.038*LN([.D45]/[.C45]))" office:value-type="float" office:value="0.142105536233665">
            <text:p>0.14</text:p>
          </table:table-cell>
          <table:table-cell table:formula="of:=[.E45]*180/PI()" office:value-type="float" office:value="8.14204747163242">
            <text:p>8.14</text:p>
          </table:table-cell>
          <table:table-cell table:formula="of:=(2-[.D45]/2)*TAN([.E45])/0.7" office:value-type="percentage" office:value="0.194166273250492">
            <text:p>19.42%</text:p>
          </table:table-cell>
          <table:table-cell table:formula="of:=(3-[.D45]/2)*TAN([.E45])/0.7" office:value-type="percentage" office:value="0.398551824040483">
            <text:p>39.86%</text:p>
          </table:table-cell>
          <table:table-cell table:formula="of:=(4-[.D45]/2)*TAN([.E45])/0.7" office:value-type="percentage" office:value="0.602937374830475">
            <text:p>60.29%</text:p>
          </table:table-cell>
          <table:table-cell table:formula="of:=(5-[.D45]/2)*TAN([.E45])/0.7" office:value-type="percentage" office:value="0.807322925620466">
            <text:p>80.73%</text:p>
          </table:table-cell>
          <table:table-cell table:formula="of:=(6-[.D45]/2)*TAN([.E45])/0.7" office:value-type="percentage" office:value="1.01170847641046">
            <text:p>101.17%</text:p>
          </table:table-cell>
          <table:table-cell table:formula="of:=(7-[.D45]/2)*TAN([.E45])/0.7" office:value-type="percentage" office:value="1.21609402720045">
            <text:p>121.61%</text:p>
          </table:table-cell>
          <table:table-cell table:formula="of:=(8-[.D45]/2)*TAN([.E45])/0.7" office:value-type="percentage" office:value="1.42047957799044">
            <text:p>142.05%</text:p>
          </table:table-cell>
          <table:table-cell table:formula="of:=(9-[.D45]/2)*TAN([.E45])/0.7" office:value-type="percentage" office:value="1.62486512878043">
            <text:p>162.49%</text:p>
          </table:table-cell>
          <table:table-cell table:formula="of:=(10-[.D45]/2)*TAN([.E45])/0.7" office:value-type="percentage" office:value="1.82925067957042">
            <text:p>182.93%</text:p>
          </table:table-cell>
          <table:table-cell table:number-columns-repeated="33"/>
        </table:table-row>
        <table:table-row table:style-name="ro2">
          <table:table-cell/>
          <table:table-cell table:style-name="ce8"/>
          <table:table-cell table:style-name="ce14" office:value-type="float" office:value="31.96">
            <text:p>31.96</text:p>
          </table:table-cell>
          <table:table-cell office:value-type="float" office:value="2.6">
            <text:p>2.6</text:p>
          </table:table-cell>
          <table:table-cell table:formula="of:=0.6183488*SQRT(([.D46]/[.C46]))*(1+0.038*LN([.D46]/[.C46]))" office:value-type="float" office:value="0.159551804099618">
            <text:p>0.16</text:p>
          </table:table-cell>
          <table:table-cell table:formula="of:=[.E46]*180/PI()" office:value-type="float" office:value="9.1416449886062">
            <text:p>9.14</text:p>
          </table:table-cell>
          <table:table-cell table:formula="of:=(2-[.D46]/2)*TAN([.E46])/0.7" office:value-type="percentage" office:value="0.160919625549845">
            <text:p>16.09%</text:p>
          </table:table-cell>
          <table:table-cell table:formula="of:=(3-[.D46]/2)*TAN([.E46])/0.7" office:value-type="percentage" office:value="0.390804804906766">
            <text:p>39.08%</text:p>
          </table:table-cell>
          <table:table-cell table:formula="of:=(4-[.D46]/2)*TAN([.E46])/0.7" office:value-type="percentage" office:value="0.620689984263688">
            <text:p>62.07%</text:p>
          </table:table-cell>
          <table:table-cell table:formula="of:=(5-[.D46]/2)*TAN([.E46])/0.7" office:value-type="percentage" office:value="0.850575163620609">
            <text:p>85.06%</text:p>
          </table:table-cell>
          <table:table-cell table:formula="of:=(6-[.D46]/2)*TAN([.E46])/0.7" office:value-type="percentage" office:value="1.08046034297753">
            <text:p>108.05%</text:p>
          </table:table-cell>
          <table:table-cell table:formula="of:=(7-[.D46]/2)*TAN([.E46])/0.7" office:value-type="percentage" office:value="1.31034552233445">
            <text:p>131.03%</text:p>
          </table:table-cell>
          <table:table-cell table:formula="of:=(8-[.D46]/2)*TAN([.E46])/0.7" office:value-type="percentage" office:value="1.54023070169137">
            <text:p>154.02%</text:p>
          </table:table-cell>
          <table:table-cell table:formula="of:=(9-[.D46]/2)*TAN([.E46])/0.7" office:value-type="percentage" office:value="1.7701158810483">
            <text:p>177.01%</text:p>
          </table:table-cell>
          <table:table-cell table:formula="of:=(10-[.D46]/2)*TAN([.E46])/0.7" office:value-type="percentage" office:value="2.00000106040522">
            <text:p>200.00%</text:p>
          </table:table-cell>
          <table:table-cell table:number-columns-repeated="33"/>
        </table:table-row>
        <table:table-row table:style-name="ro2">
          <table:table-cell/>
          <table:table-cell table:style-name="ce8"/>
          <table:table-cell table:style-name="ce14" office:value-type="float" office:value="31.96">
            <text:p>31.96</text:p>
          </table:table-cell>
          <table:table-cell office:value-type="float" office:value="3.1">
            <text:p>3.1</text:p>
          </table:table-cell>
          <table:table-cell table:formula="of:=0.6183488*SQRT(([.D47]/[.C47]))*(1+0.038*LN([.D47]/[.C47]))" office:value-type="float" office:value="0.175506325011302">
            <text:p>0.18</text:p>
          </table:table-cell>
          <table:table-cell table:formula="of:=[.E47]*180/PI()" office:value-type="float" office:value="10.0557717009989">
            <text:p>10.06</text:p>
          </table:table-cell>
          <table:table-cell table:formula="of:=(2-[.D47]/2)*TAN([.E47])/0.7" office:value-type="percentage" office:value="0.113998382553072">
            <text:p>11.40%</text:p>
          </table:table-cell>
          <table:table-cell table:formula="of:=(3-[.D47]/2)*TAN([.E47])/0.7" office:value-type="percentage" office:value="0.367328121559898">
            <text:p>36.73%</text:p>
          </table:table-cell>
          <table:table-cell table:formula="of:=(4-[.D47]/2)*TAN([.E47])/0.7" office:value-type="percentage" office:value="0.620657860566725">
            <text:p>62.07%</text:p>
          </table:table-cell>
          <table:table-cell table:formula="of:=(5-[.D47]/2)*TAN([.E47])/0.7" office:value-type="percentage" office:value="0.873987599573552">
            <text:p>87.40%</text:p>
          </table:table-cell>
          <table:table-cell table:formula="of:=(6-[.D47]/2)*TAN([.E47])/0.7" office:value-type="percentage" office:value="1.12731733858038">
            <text:p>112.73%</text:p>
          </table:table-cell>
          <table:table-cell table:formula="of:=(7-[.D47]/2)*TAN([.E47])/0.7" office:value-type="percentage" office:value="1.3806470775872">
            <text:p>138.06%</text:p>
          </table:table-cell>
          <table:table-cell table:formula="of:=(8-[.D47]/2)*TAN([.E47])/0.7" office:value-type="percentage" office:value="1.63397681659403">
            <text:p>163.40%</text:p>
          </table:table-cell>
          <table:table-cell table:formula="of:=(9-[.D47]/2)*TAN([.E47])/0.7" office:value-type="percentage" office:value="1.88730655560086">
            <text:p>188.73%</text:p>
          </table:table-cell>
          <table:table-cell table:formula="of:=(10-[.D47]/2)*TAN([.E47])/0.7" office:value-type="percentage" office:value="2.14063629460768">
            <text:p>214.06%</text:p>
          </table:table-cell>
          <table:table-cell table:number-columns-repeated="33"/>
        </table:table-row>
        <table:table-row table:style-name="ro1">
          <table:table-cell/>
          <table:table-cell table:style-name="ce9"/>
          <table:table-cell table:style-name="ce15" office:value-type="float" office:value="31.96">
            <text:p>31.96</text:p>
          </table:table-cell>
          <table:table-cell table:style-name="ce23" office:value-type="float" office:value="3.6">
            <text:p>3.6</text:p>
          </table:table-cell>
          <table:table-cell table:style-name="ce30" table:formula="of:=0.6183488*SQRT(([.D48]/[.C48]))*(1+0.038*LN([.D48]/[.C48]))" office:value-type="float" office:value="0.19031042861729">
            <text:p>0.19</text:p>
          </table:table-cell>
          <table:table-cell table:style-name="ce20" table:formula="of:=[.E48]*180/PI()" office:value-type="float" office:value="10.9039843570965">
            <text:p>10.90</text:p>
          </table:table-cell>
          <table:table-cell table:style-name="ce34" table:formula="of:=(2-[.D48]/2)*TAN([.E48])/0.7" office:value-type="percentage" office:value="0.0550405049146232">
            <text:p>5.50%</text:p>
          </table:table-cell>
          <table:table-cell table:style-name="ce34" table:formula="of:=(3-[.D48]/2)*TAN([.E48])/0.7" office:value-type="percentage" office:value="0.330243029487739">
            <text:p>33.02%</text:p>
          </table:table-cell>
          <table:table-cell table:style-name="ce34" table:formula="of:=(4-[.D48]/2)*TAN([.E48])/0.7" office:value-type="percentage" office:value="0.605445554060855">
            <text:p>60.54%</text:p>
          </table:table-cell>
          <table:table-cell table:style-name="ce34" table:formula="of:=(5-[.D48]/2)*TAN([.E48])/0.7" office:value-type="percentage" office:value="0.880648078633971">
            <text:p>88.06%</text:p>
          </table:table-cell>
          <table:table-cell table:style-name="ce34" table:formula="of:=(6-[.D48]/2)*TAN([.E48])/0.7" office:value-type="percentage" office:value="1.15585060320709">
            <text:p>115.59%</text:p>
          </table:table-cell>
          <table:table-cell table:style-name="ce34" table:formula="of:=(7-[.D48]/2)*TAN([.E48])/0.7" office:value-type="percentage" office:value="1.4310531277802">
            <text:p>143.11%</text:p>
          </table:table-cell>
          <table:table-cell table:style-name="ce34" table:formula="of:=(8-[.D48]/2)*TAN([.E48])/0.7" office:value-type="percentage" office:value="1.70625565235332">
            <text:p>170.63%</text:p>
          </table:table-cell>
          <table:table-cell table:style-name="ce34" table:formula="of:=(9-[.D48]/2)*TAN([.E48])/0.7" office:value-type="percentage" office:value="1.98145817692643">
            <text:p>198.15%</text:p>
          </table:table-cell>
          <table:table-cell table:style-name="ce43" table:formula="of:=(10-[.D48]/2)*TAN([.E48])/0.7" office:value-type="percentage" office:value="2.25666070149955">
            <text:p>225.67%</text:p>
          </table:table-cell>
          <table:table-cell table:number-columns-repeated="33"/>
        </table:table-row>
      </table:table>
      <table:table table:name="Tabelle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adornments="Standard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6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Wenn_20_in_20_Detektorbereich" style:display-name="Wenn in Detektorbereich" style:family="table-cell" style:parent-style-name="Default">
      <style:table-cell-properties fo:background-color="#00cc00"/>
    </style:style>
    <style:style style:name="Wenn_20_nicht_20_Detektorbereich" style:display-name="Wenn nicht Detektorbereich" style:family="table-cell" style:parent-style-name="Wenn_20_in_20_Detektorbereich">
      <style:table-cell-properties fo:background-color="#ff0000"/>
    </style:style>
    <style:style style:name="Unbenannt1" style:family="table-cell" style:parent-style-name="Default">
      <style:table-cell-properties fo:background-color="#ffcc0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28">28.08.2024</text:date>, <text:time>13:59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Dojan</meta:initial-creator>
    <meta:creation-date>2024-03-28T11:32:08.91</meta:creation-date>
    <dc:date>2024-08-28T13:59:57.28</dc:date>
    <dc:creator>Kevin Dojan</dc:creator>
    <meta:editing-duration>PT9H1M8S</meta:editing-duration>
    <meta:editing-cycles>85</meta:editing-cycles>
    <meta:generator>OpenOffice/4.1.15$Win32 OpenOffice.org_project/4115m2$Build-9813</meta:generator>
    <meta:document-statistic meta:table-count="3" meta:cell-count="595" meta:object-count="0"/>
  </office:meta>
</office:document-meta>
</file>